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1AF00000048B329115A0B98AC5AD.png" manifest:media-type="image/png"/>
  <manifest:file-entry manifest:full-path="Pictures/20000012000001A70000015860F300ADA143625A.wmf" manifest:media-type="image/x-wmf"/>
  <manifest:file-entry manifest:full-path="Pictures/20000012000001A7000001A74B8D5F63A8301CC8.wmf" manifest:media-type="image/x-wmf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ENAIRE Titillium Bold" svg:font-family="'ENAIRE Titillium Bold'" style:font-family-generic="roman" style:font-pitch="variable"/>
    <style:font-face style:name="ENAIRE Titillium Light" svg:font-family="'ENAIRE Titillium Light'" style:font-family-generic="roman" style:font-pitch="variable"/>
    <style:font-face style:name="ENAIRE Titillium Semibold" svg:font-family="'ENAIRE Titillium Semibold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5" style:family="table">
      <style:table-properties style:width="16.819cm" fo:margin-left="-0.009cm" fo:margin-top="0cm" fo:margin-bottom="0cm" table:align="left" style:writing-mode="lr-tb"/>
    </style:style>
    <style:style style:name="Taula5.A" style:family="table-column">
      <style:table-column-properties style:column-width="4.722cm"/>
    </style:style>
    <style:style style:name="Taula5.B" style:family="table-column">
      <style:table-column-properties style:column-width="4.159cm"/>
    </style:style>
    <style:style style:name="Taula5.C" style:family="table-column">
      <style:table-column-properties style:column-width="4.399cm"/>
    </style:style>
    <style:style style:name="Taula5.D" style:family="table-column">
      <style:table-column-properties style:column-width="3.538cm"/>
    </style:style>
    <style:style style:name="Taula5.1" style:family="table-row">
      <style:table-row-properties style:min-row-height="0.75cm" fo:keep-together="auto"/>
    </style:style>
    <style:style style:name="Taula5.A1" style:family="table-cell">
      <style:table-cell-properties style:vertical-align="middle" fo:padding-left="0.132cm" fo:padding-right="0.123cm" fo:padding-top="0cm" fo:padding-bottom="0cm" fo:border="0.5pt solid #1f497d"/>
    </style:style>
    <style:style style:name="Taula5.5" style:family="table-row">
      <style:table-row-properties fo:keep-together="auto"/>
    </style:style>
    <style:style style:name="Taula5.A5" style:family="table-cell">
      <style:table-cell-properties fo:padding-left="0.132cm" fo:padding-right="0.123cm" fo:padding-top="0cm" fo:padding-bottom="0cm" fo:border="0.5pt solid #1f497d"/>
    </style:style>
    <style:style style:name="Taula5.6" style:family="table-row">
      <style:table-row-properties fo:keep-together="auto"/>
    </style:style>
    <style:style style:name="Taula5.A6" style:family="table-cell">
      <style:table-cell-properties fo:padding-left="0.132cm" fo:padding-right="0.123cm" fo:padding-top="0cm" fo:padding-bottom="0cm" fo:border="0.5pt solid #1f497d"/>
    </style:style>
    <style:style style:name="Taula5.7" style:family="table-row">
      <style:table-row-properties style:min-row-height="4.38cm" fo:keep-together="always"/>
    </style:style>
    <style:style style:name="Taula5.A7" style:family="table-cell">
      <style:table-cell-properties fo:padding-left="0.132cm" fo:padding-right="0.123cm" fo:padding-top="0cm" fo:padding-bottom="0cm" fo:border="0.5pt solid #1f497d"/>
    </style:style>
    <style:style style:name="Taula5.8" style:family="table-row">
      <style:table-row-properties style:min-row-height="3.87cm" fo:keep-together="always"/>
    </style:style>
    <style:style style:name="Taula5.A8" style:family="table-cell">
      <style:table-cell-properties fo:padding-left="0.132cm" fo:padding-right="0.123cm" fo:padding-top="0cm" fo:padding-bottom="0cm" fo:border="0.5pt solid #1f497d"/>
    </style:style>
    <style:style style:name="Taula5.9" style:family="table-row">
      <style:table-row-properties style:min-row-height="7.237cm" fo:keep-together="auto"/>
    </style:style>
    <style:style style:name="Taula5.A9" style:family="table-cell">
      <style:table-cell-properties fo:padding-left="0.132cm" fo:padding-right="0.123cm" fo:padding-top="0cm" fo:padding-bottom="0cm" fo:border="0.5pt solid #1f497d"/>
    </style:style>
    <style:style style:name="Taula5.A10" style:family="table-cell">
      <style:table-cell-properties fo:padding-left="0.132cm" fo:padding-right="0.123cm" fo:padding-top="0cm" fo:padding-bottom="0cm" fo:border="0.5pt solid #1f497d"/>
    </style:style>
    <style:style style:name="Taula5.11" style:family="table-row">
      <style:table-row-properties style:min-row-height="3.688cm" fo:keep-together="auto"/>
    </style:style>
    <style:style style:name="Taula5.A11" style:family="table-cell">
      <style:table-cell-properties fo:padding-left="0.132cm" fo:padding-right="0.123cm" fo:padding-top="0cm" fo:padding-bottom="0cm" fo:border="0.5pt solid #1f497d"/>
    </style:style>
    <style:style style:name="Taula5.12" style:family="table-row">
      <style:table-row-properties style:min-row-height="3.094cm" fo:keep-together="auto"/>
    </style:style>
    <style:style style:name="Taula5.A12" style:family="table-cell">
      <style:table-cell-properties fo:padding-left="0.132cm" fo:padding-right="0.123cm" fo:padding-top="0cm" fo:padding-bottom="0cm" fo:border="0.5pt solid #1f497d"/>
    </style:style>
    <style:style style:name="Taula1" style:family="table">
      <style:table-properties style:width="16.748cm" fo:margin-left="0cm" fo:margin-top="0cm" fo:margin-bottom="0cm" table:align="left" style:writing-mode="lr-tb"/>
    </style:style>
    <style:style style:name="Taula1.A" style:family="table-column">
      <style:table-column-properties style:column-width="1.588cm"/>
    </style:style>
    <style:style style:name="Taula1.B" style:family="table-column">
      <style:table-column-properties style:column-width="2.302cm"/>
    </style:style>
    <style:style style:name="Taula1.C" style:family="table-column">
      <style:table-column-properties style:column-width="1.905cm"/>
    </style:style>
    <style:style style:name="Taula1.D" style:family="table-column">
      <style:table-column-properties style:column-width="2.196cm"/>
    </style:style>
    <style:style style:name="Taula1.E" style:family="table-column">
      <style:table-column-properties style:column-width="2.117cm"/>
    </style:style>
    <style:style style:name="Taula1.F" style:family="table-column">
      <style:table-column-properties style:column-width="0.185cm"/>
    </style:style>
    <style:style style:name="Taula1.G" style:family="table-column">
      <style:table-column-properties style:column-width="1.655cm"/>
    </style:style>
    <style:style style:name="Taula1.H" style:family="table-column">
      <style:table-column-properties style:column-width="1.616cm"/>
    </style:style>
    <style:style style:name="Taula1.I" style:family="table-column">
      <style:table-column-properties style:column-width="1.676cm"/>
    </style:style>
    <style:style style:name="Taula1.J" style:family="table-column">
      <style:table-column-properties style:column-width="1.166cm"/>
    </style:style>
    <style:style style:name="Taula1.K" style:family="table-column">
      <style:table-column-properties style:column-width="0.106cm"/>
    </style:style>
    <style:style style:name="Taula1.L" style:family="table-column">
      <style:table-column-properties style:column-width="0.079cm"/>
    </style:style>
    <style:style style:name="Taula1.N" style:family="table-column">
      <style:table-column-properties style:column-width="0.053cm"/>
    </style:style>
    <style:style style:name="Taula1.1" style:family="table-row">
      <style:table-row-properties style:min-row-height="0.499cm" fo:keep-together="auto"/>
    </style:style>
    <style:style style:name="Taula1.A1" style:family="table-cell">
      <style:table-cell-properties style:vertical-align="middle" fo:padding-left="0.191cm" fo:padding-right="0.191cm" fo:padding-top="0cm" fo:padding-bottom="0cm" fo:border="none"/>
    </style:style>
    <style:style style:name="Taula1.B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dotted #00000a"/>
    </style:style>
    <style:style style:name="Taula1.N1" style:family="table-cell">
      <style:table-cell-properties style:vertical-align="middle" fo:padding-left="0.191cm" fo:padding-right="0.191cm" fo:padding-top="0cm" fo:padding-bottom="0cm" fo:border-left="none" fo:border-right="0.5pt solid #00000a" fo:border-top="none" fo:border-bottom="none"/>
    </style:style>
    <style:style style:name="Taula1.B2" style:family="table-cell">
      <style:table-cell-properties style:vertical-align="middle" fo:padding-left="0.191cm" fo:padding-right="0.191cm" fo:padding-top="0cm" fo:padding-bottom="0cm" fo:border-left="none" fo:border-right="none" fo:border-top="0.5pt dotted #00000a" fo:border-bottom="0.5pt dotted #00000a"/>
    </style:style>
    <style:style style:name="Taula1.D5" style:family="table-cell">
      <style:table-cell-properties style:vertical-align="middle" fo:padding-left="0.191cm" fo:padding-right="0.191cm" fo:padding-top="0cm" fo:padding-bottom="0cm" fo:border-left="none" fo:border-right="none" fo:border-top="0.5pt dotted #00000a" fo:border-bottom="none"/>
    </style:style>
    <style:style style:name="Taula2" style:family="table">
      <style:table-properties style:width="14.995cm" fo:margin-top="0cm" fo:margin-bottom="0cm" table:align="center" style:writing-mode="lr-tb"/>
    </style:style>
    <style:style style:name="Taula2.A" style:family="table-column">
      <style:table-column-properties style:column-width="4.5cm"/>
    </style:style>
    <style:style style:name="Taula2.B" style:family="table-column">
      <style:table-column-properties style:column-width="5.001cm"/>
    </style:style>
    <style:style style:name="Taula2.C" style:family="table-column">
      <style:table-column-properties style:column-width="5.495cm"/>
    </style:style>
    <style:style style:name="Taula2.1" style:family="table-row">
      <style:table-row-properties style:min-row-height="0.499cm" fo:keep-together="auto"/>
    </style:style>
    <style:style style:name="Taula2.A1" style:family="table-cell">
      <style:table-cell-properties style:vertical-align="bottom" fo:padding-left="0.191cm" fo:padding-right="0.191cm" fo:padding-top="0cm" fo:padding-bottom="0cm" fo:border="none"/>
    </style:style>
    <style:style style:name="Taula2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dotted #00000a"/>
    </style:style>
    <style:style style:name="Taula3" style:family="table">
      <style:table-properties style:width="15.319cm" fo:margin-left="0.628cm" fo:margin-top="0cm" fo:margin-bottom="0cm" table:align="left" style:writing-mode="lr-tb"/>
    </style:style>
    <style:style style:name="Taula3.A" style:family="table-column">
      <style:table-column-properties style:column-width="4.796cm"/>
    </style:style>
    <style:style style:name="Taula3.B" style:family="table-column">
      <style:table-column-properties style:column-width="1.501cm"/>
    </style:style>
    <style:style style:name="Taula3.C" style:family="table-column">
      <style:table-column-properties style:column-width="1.258cm"/>
    </style:style>
    <style:style style:name="Taula3.D" style:family="table-column">
      <style:table-column-properties style:column-width="0.416cm"/>
    </style:style>
    <style:style style:name="Taula3.E" style:family="table-column">
      <style:table-column-properties style:column-width="4.336cm"/>
    </style:style>
    <style:style style:name="Taula3.F" style:family="table-column">
      <style:table-column-properties style:column-width="1.796cm"/>
    </style:style>
    <style:style style:name="Taula3.G" style:family="table-column">
      <style:table-column-properties style:column-width="1.217cm"/>
    </style:style>
    <style:style style:name="Taula3.1" style:family="table-row">
      <style:table-row-properties style:min-row-height="0.3cm" fo:keep-together="auto"/>
    </style:style>
    <style:style style:name="Taula3.A1" style:family="table-cell">
      <style:table-cell-properties style:vertical-align="bottom" fo:padding-left="0.191cm" fo:padding-right="0.191cm" fo:padding-top="0cm" fo:padding-bottom="0cm" fo:border="none"/>
    </style:style>
    <style:style style:name="Taula3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dotted #00000a"/>
    </style:style>
    <style:style style:name="Taula3.D1" style:family="table-cell">
      <style:table-cell-properties style:vertical-align="bottom" fo:padding-left="0.191cm" fo:padding-right="0.191cm" fo:padding-top="0cm" fo:padding-bottom="0cm" fo:border-left="none" fo:border-right="0.5pt solid #00000a" fo:border-top="none" fo:border-bottom="none"/>
    </style:style>
    <style:style style:name="Taula3.E1" style:family="table-cell">
      <style:table-cell-properties style:vertical-align="bottom" fo:padding-left="0.191cm" fo:padding-right="0.191cm" fo:padding-top="0cm" fo:padding-bottom="0cm" fo:border-left="0.5pt solid #00000a" fo:border-right="none" fo:border-top="none" fo:border-bottom="none"/>
    </style:style>
    <style:style style:name="Taula3.B2" style:family="table-cell">
      <style:table-cell-properties style:vertical-align="bottom" fo:padding-left="0.191cm" fo:padding-right="0.191cm" fo:padding-top="0cm" fo:padding-bottom="0cm" fo:border-left="none" fo:border-right="none" fo:border-top="0.5pt dotted #00000a" fo:border-bottom="0.5pt dotted #00000a"/>
    </style:style>
    <style:style style:name="Taula4" style:family="table">
      <style:table-properties style:width="15.801cm" fo:margin-top="0cm" fo:margin-bottom="0cm" table:align="center" style:writing-mode="lr-tb"/>
    </style:style>
    <style:style style:name="Taula4.A" style:family="table-column">
      <style:table-column-properties style:column-width="3.598cm"/>
    </style:style>
    <style:style style:name="Taula4.B" style:family="table-column">
      <style:table-column-properties style:column-width="3cm"/>
    </style:style>
    <style:style style:name="Taula4.C" style:family="table-column">
      <style:table-column-properties style:column-width="1.901cm"/>
    </style:style>
    <style:style style:name="Taula4.E" style:family="table-column">
      <style:table-column-properties style:column-width="1.3cm"/>
    </style:style>
    <style:style style:name="Taula4.1" style:family="table-row">
      <style:table-row-properties fo:keep-together="auto"/>
    </style:style>
    <style:style style:name="Taula4.A1" style:family="table-cell">
      <style:table-cell-properties style:vertical-align="bottom" fo:padding-left="0.191cm" fo:padding-right="0.191cm" fo:padding-top="0cm" fo:padding-bottom="0cm" fo:border="none"/>
    </style:style>
    <style:style style:name="Taula4.B1" style:family="table-cell">
      <style:table-cell-properties fo:padding-left="0.191cm" fo:padding-right="0.191cm" fo:padding-top="0cm" fo:padding-bottom="0cm" fo:border-left="none" fo:border-right="none" fo:border-top="none" fo:border-bottom="0.5pt dotted #00000a"/>
    </style:style>
    <style:style style:name="Taula4.D1" style:family="table-cell">
      <style:table-cell-properties fo:padding-left="0.191cm" fo:padding-right="0.191cm" fo:padding-top="0cm" fo:padding-bottom="0cm" fo:border-left="none" fo:border-right="none" fo:border-top="none" fo:border-bottom="0.5pt dotted #00000a"/>
    </style:style>
    <style:style style:name="Taula4.F1" style:family="table-cell">
      <style:table-cell-properties fo:padding-left="0.191cm" fo:padding-right="0.191cm" fo:padding-top="0cm" fo:padding-bottom="0cm" fo:border-left="none" fo:border-right="none" fo:border-top="none" fo:border-bottom="0.5pt dotted #00000a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7.5cm" style:type="center"/>
          <style:tab-stop style:position="14.252cm" style:type="right"/>
        </style:tab-stops>
      </style:paragraph-properties>
    </style:style>
    <style:style style:name="P3" style:family="paragraph" style:parent-style-name="Header">
      <style:paragraph-properties fo:text-align="center" style:justify-single-word="false">
        <style:tab-stops/>
      </style:paragraph-properties>
      <style:text-properties fo:color="#00224c" style:font-name="ENAIRE Titillium Light" fo:language="es" fo:country="ES" fo:font-weight="bold" style:font-weight-asian="bold" style:font-name-complex="Arial2"/>
    </style:style>
    <style:style style:name="P4" style:family="paragraph" style:parent-style-name="Header">
      <style:paragraph-properties fo:text-align="center" style:justify-single-word="false">
        <style:tab-stops/>
      </style:paragraph-properties>
      <style:text-properties fo:color="#00224c" style:font-name="ENAIRE Titillium Light" fo:font-weight="bold" style:font-weight-asian="bold" style:font-name-complex="Arial2"/>
    </style:style>
    <style:style style:name="P5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2" style:font-size-complex="8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2c2e95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color="#00224c" style:font-name="ENAIRE Titillium Semibold" fo:font-size="8pt" fo:language="en" fo:country="US" style:font-size-asian="8pt" style:font-name-complex="Arial2" style:font-size-complex="8pt"/>
    </style:style>
    <style:style style:name="P10" style:family="paragraph" style:parent-style-name="Standard">
      <style:text-properties fo:color="#00224c" style:font-name="ENAIRE Titillium Semibold" fo:font-size="8pt" fo:language="en" fo:country="US" style:font-size-asian="8pt" style:font-name-complex="Arial2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224c" style:font-name="ENAIRE Titillium Semibold" fo:font-size="8pt" fo:language="en" fo:country="US" style:font-size-asian="8pt" style:font-name-complex="Arial2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224c" style:font-name="ENAIRE Titillium Semibold" fo:font-size="8pt" fo:language="en" fo:country="US" style:font-size-asian="8pt" style:font-name-complex="Arial2" style:font-size-complex="8pt"/>
    </style:style>
    <style:style style:name="P13" style:family="paragraph" style:parent-style-name="Standard">
      <style:text-properties fo:color="#00224c" style:font-name="ENAIRE Titillium Semibold" fo:font-size="8pt" fo:language="en" fo:country="US" officeooo:rsid="001e5f3d" officeooo:paragraph-rsid="001e5f3d" style:font-size-asian="8pt" style:font-name-complex="Arial2" style:font-size-complex="8pt"/>
    </style:style>
    <style:style style:name="P14" style:family="paragraph" style:parent-style-name="Standard">
      <style:text-properties fo:color="#00224c" style:font-name="ENAIRE Titillium Semibold" fo:font-size="8pt" fo:language="en" fo:country="US" officeooo:rsid="001e5f3d" officeooo:paragraph-rsid="0021d5f7" style:font-size-asian="8pt" style:font-name-complex="Arial2" style:font-size-complex="8pt"/>
    </style:style>
    <style:style style:name="P15" style:family="paragraph" style:parent-style-name="Standard">
      <style:text-properties fo:color="#00224c" style:font-name="ENAIRE Titillium Semibold" fo:font-size="8pt" fo:language="en" fo:country="US" officeooo:rsid="00214191" officeooo:paragraph-rsid="00214191" style:font-size-asian="8pt" style:font-name-complex="Arial2" style:font-size-complex="8pt"/>
    </style:style>
    <style:style style:name="P16" style:family="paragraph" style:parent-style-name="Standard">
      <style:paragraph-properties fo:text-align="justify" style:justify-single-word="false"/>
      <style:text-properties fo:color="#00224c" style:font-name="ENAIRE Titillium Light" fo:font-size="10pt" fo:language="en" fo:country="US" style:font-size-asian="10pt" style:font-name-complex="Arial2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224c" style:font-name="ENAIRE Titillium Light" fo:font-size="10pt" fo:language="en" fo:country="US" officeooo:rsid="00299022" officeooo:paragraph-rsid="00299022" style:font-size-asian="10pt" style:font-name-complex="Arial2" style:font-size-complex="10pt" style:font-weight-complex="bold"/>
    </style:style>
    <style:style style:name="P18" style:family="paragraph" style:parent-style-name="Standard">
      <style:text-properties fo:color="#00224c" style:font-name="ENAIRE Titillium Light" fo:font-size="10pt" style:font-size-asian="10pt" style:font-name-complex="Arial2" style:font-size-complex="10pt"/>
    </style:style>
    <style:style style:name="P19" style:family="paragraph" style:parent-style-name="Standard">
      <style:paragraph-properties fo:text-align="justify" style:justify-single-word="false"/>
      <style:text-properties fo:color="#00224c" style:font-name="ENAIRE Titillium Light" fo:font-size="10pt" style:font-size-asian="10pt" style:font-name-complex="Arial2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224c" style:font-name="ENAIRE Titillium Light" fo:font-size="10pt" style:font-size-asian="10pt" style:font-name-complex="Arial2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00224c" style:font-name="ENAIRE Titillium Light" fo:font-size="10pt" officeooo:rsid="0022cf48" officeooo:paragraph-rsid="0022cf48" style:font-size-asian="10pt" style:font-name-complex="Arial2" style:font-size-complex="10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224c" style:font-name="ENAIRE Titillium Light" fo:font-size="10pt" officeooo:rsid="0022cf48" officeooo:paragraph-rsid="0022cf48" style:font-size-asian="10pt" style:font-name-complex="Arial2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00224c" style:font-name="ENAIRE Titillium Light" fo:font-size="10pt" officeooo:rsid="0024161e" officeooo:paragraph-rsid="0024161e" style:font-size-asian="10pt" style:font-name-complex="Arial2" style:font-size-complex="10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224c" style:font-name="ENAIRE Titillium Light" fo:font-size="10pt" officeooo:rsid="0025b3ab" officeooo:paragraph-rsid="0025b3ab" style:font-size-asian="10pt" style:font-name-complex="Arial2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00224c" style:font-name="ENAIRE Titillium Light" fo:font-size="10pt" style:font-size-asian="10pt" style:font-name-complex="Arial2" style:font-size-complex="10pt"/>
    </style:style>
    <style:style style:name="P26" style:family="paragraph" style:parent-style-name="Standard">
      <style:paragraph-properties fo:text-align="justify" style:justify-single-word="false"/>
      <style:text-properties fo:color="#00224c" style:font-name="ENAIRE Titillium Light" fo:font-size="8pt" style:font-size-asian="8pt" style:font-name-complex="Arial2" style:font-size-complex="8pt"/>
    </style:style>
    <style:style style:name="P27" style:family="paragraph" style:parent-style-name="Standard">
      <style:paragraph-properties fo:text-align="justify" style:justify-single-word="false"/>
      <style:text-properties fo:color="#00224c" style:font-name="ENAIRE Titillium Light" fo:font-size="11pt" fo:font-weight="bold" style:font-size-asian="11pt" style:font-weight-asian="bold" style:font-name-complex="Arial2" style:font-size-complex="11pt"/>
    </style:style>
    <style:style style:name="P28" style:family="paragraph" style:parent-style-name="Standard">
      <style:paragraph-properties fo:text-align="center" style:justify-single-word="false"/>
      <style:text-properties fo:color="#00224c" style:font-name="ENAIRE Titillium Light" style:font-name-complex="Arial2"/>
    </style:style>
    <style:style style:name="P29" style:family="paragraph" style:parent-style-name="Standard">
      <style:paragraph-properties fo:text-align="justify" style:justify-single-word="false"/>
      <style:text-properties fo:color="#00224c" style:font-name="ENAIRE Titillium Light" officeooo:rsid="0022cf48" officeooo:paragraph-rsid="0022cf48" style:font-name-complex="Arial2"/>
    </style:style>
    <style:style style:name="P30" style:family="paragraph" style:parent-style-name="Standard">
      <style:text-properties style:font-name="ENAIRE Titillium Semibold" fo:font-size="8pt" style:font-size-asian="8pt" style:font-size-complex="8pt"/>
    </style:style>
    <style:style style:name="P31" style:family="paragraph" style:parent-style-name="Standard">
      <style:paragraph-properties fo:text-align="center" style:justify-single-word="false"/>
      <style:text-properties style:font-name="ENAIRE Titillium Semibold" fo:font-size="8pt" style:font-size-asian="8pt" style:font-size-complex="8pt"/>
    </style:style>
    <style:style style:name="P32" style:family="paragraph" style:parent-style-name="Standard">
      <style:paragraph-properties fo:line-height="150%" fo:text-align="justify" style:justify-single-word="false"/>
    </style:style>
    <style:style style:name="P33" style:family="paragraph" style:parent-style-name="Standard">
      <style:paragraph-properties fo:margin-left="0cm" fo:margin-right="0.125cm" fo:margin-top="0.423cm" fo:margin-bottom="0cm" loext:contextual-spacing="false" fo:line-height="150%" fo:text-align="justify" style:justify-single-word="false" fo:text-indent="0cm" style:auto-text-indent="false"/>
    </style:style>
    <style:style style:name="P34" style:family="paragraph" style:parent-style-name="Standard">
      <style:paragraph-properties fo:margin-left="0cm" fo:margin-right="0.125cm" fo:margin-top="0.423cm" fo:margin-bottom="0cm" loext:contextual-spacing="false" fo:line-height="150%" fo:text-align="justify" style:justify-single-word="false" fo:text-indent="0cm" style:auto-text-indent="false"/>
      <style:text-properties fo:color="#00224c" style:font-name="ENAIRE Titillium Light" fo:font-size="10pt" fo:font-weight="bold" style:font-size-asian="10pt" style:font-weight-asian="bold" style:font-name-complex="Arial2" style:font-size-complex="10pt" style:font-weight-complex="bold"/>
    </style:style>
    <style:style style:name="P35" style:family="paragraph" style:parent-style-name="Standard">
      <style:paragraph-properties fo:margin-left="0.628cm" fo:margin-right="0.125cm" fo:line-height="150%" fo:text-align="justify" style:justify-single-word="false" fo:text-indent="0cm" style:auto-text-indent="false"/>
    </style:style>
    <style:style style:name="P36" style:family="paragraph" style:parent-style-name="Standard">
      <style:paragraph-properties fo:margin-left="0.628cm" fo:margin-right="0.125cm" fo:line-height="150%" fo:text-align="justify" style:justify-single-word="false" fo:text-indent="0cm" style:auto-text-indent="false"/>
      <style:text-properties fo:color="#00224c" style:font-name="ENAIRE Titillium Light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37" style:family="paragraph" style:parent-style-name="Standard">
      <style:paragraph-properties fo:margin-left="0.127cm" fo:margin-right="0cm" fo:text-align="justify" style:justify-single-word="false" fo:text-indent="0cm" style:auto-text-indent="false"/>
    </style:style>
    <style:style style:name="P38" style:family="paragraph" style:parent-style-name="Standard">
      <style:paragraph-properties fo:margin-left="0.127cm" fo:margin-right="0cm" fo:text-align="justify" style:justify-single-word="false" fo:text-indent="0cm" style:auto-text-indent="false">
        <style:tab-stops>
          <style:tab-stop style:position="1.025cm"/>
        </style:tab-stops>
      </style:paragraph-properties>
    </style:style>
    <style:style style:name="P39" style:family="paragraph" style:parent-style-name="Standard">
      <style:paragraph-properties fo:margin-left="0.626cm" fo:margin-right="0cm" fo:text-align="justify" style:justify-single-word="false" fo:text-indent="1.155cm" style:auto-text-indent="false"/>
    </style:style>
    <style:style style:name="P40" style:family="paragraph" style:parent-style-name="Standard">
      <style:paragraph-properties fo:margin-left="0.626cm" fo:margin-right="0.376cm" fo:text-align="justify" style:justify-single-word="false" fo:text-indent="1.155cm" style:auto-text-indent="false"/>
    </style:style>
    <style:style style:name="P41" style:family="paragraph" style:parent-style-name="Standard">
      <style:paragraph-properties fo:margin-left="0.626cm" fo:margin-right="0.376cm" fo:text-align="justify" style:justify-single-word="false" fo:text-indent="1.155cm" style:auto-text-indent="false"/>
      <style:text-properties fo:color="#00224c" style:font-name="ENAIRE Titillium Light" fo:font-size="10pt" style:font-size-asian="10pt" style:font-name-complex="Arial2" style:font-size-complex="10pt"/>
    </style:style>
    <style:style style:name="P42" style:family="paragraph" style:parent-style-name="Standard">
      <style:paragraph-properties fo:margin-left="0cm" fo:margin-right="0.376cm" fo:margin-top="0cm" fo:margin-bottom="0.423cm" loext:contextual-spacing="false" fo:text-align="justify" style:justify-single-word="false" fo:text-indent="0cm" style:auto-text-indent="false"/>
    </style:style>
    <style:style style:name="P43" style:family="paragraph" style:parent-style-name="Standard">
      <style:paragraph-properties fo:margin-left="1.249cm" fo:margin-right="0.125cm" fo:margin-top="0cm" fo:margin-bottom="0.423cm" loext:contextual-spacing="false" fo:text-align="justify" style:justify-single-word="false" fo:text-indent="0cm" style:auto-text-indent="false"/>
    </style:style>
    <style:style style:name="P44" style:family="paragraph" style:parent-style-name="Standard">
      <style:paragraph-properties fo:margin-left="1.249cm" fo:margin-right="0.125cm" fo:text-align="justify" style:justify-single-word="false" fo:text-indent="0cm" style:auto-text-indent="false"/>
    </style:style>
    <style:style style:name="P45" style:family="paragraph" style:parent-style-name="Standard">
      <style:paragraph-properties fo:margin-left="0.635cm" fo:margin-right="0.363cm" fo:line-height="150%" fo:text-align="justify" style:justify-single-word="false" fo:text-indent="0cm" style:auto-text-indent="false"/>
    </style:style>
    <style:style style:name="P46" style:family="paragraph" style:parent-style-name="Standard">
      <style:paragraph-properties fo:margin-left="1.378cm" fo:margin-right="0cm" fo:line-height="150%" fo:text-align="justify" style:justify-single-word="false" fo:text-indent="0cm" style:auto-text-indent="false"/>
    </style:style>
    <style:style style:name="P47" style:family="paragraph" style:parent-style-name="Standard">
      <style:paragraph-properties fo:margin-left="1.588cm" fo:margin-right="0cm" fo:margin-top="0.423cm" fo:margin-bottom="0cm" loext:contextual-spacing="false" fo:line-height="115%" fo:text-align="justify" style:justify-single-word="false" fo:text-indent="-0.96cm" style:auto-text-indent="false"/>
    </style:style>
    <style:style style:name="P48" style:family="paragraph" style:parent-style-name="Standard">
      <style:paragraph-properties fo:margin-left="1.588cm" fo:margin-right="0cm" fo:margin-top="0.423cm" fo:margin-bottom="0cm" loext:contextual-spacing="false" fo:line-height="150%" fo:text-align="justify" style:justify-single-word="false" fo:text-indent="-0.96cm" style:auto-text-indent="false"/>
    </style:style>
    <style:style style:name="P49" style:family="paragraph" style:parent-style-name="Standard">
      <style:paragraph-properties fo:margin-left="0.877cm" fo:margin-right="0cm" fo:margin-top="0.423cm" fo:margin-bottom="0cm" loext:contextual-spacing="false" fo:line-height="150%" fo:text-align="justify" style:justify-single-word="false" fo:text-indent="0cm" style:auto-text-indent="false"/>
    </style:style>
    <style:style style:name="P50" style:family="paragraph" style:parent-style-name="Standard">
      <style:paragraph-properties fo:margin-left="0.877cm" fo:margin-right="0cm" fo:margin-top="0.423cm" fo:margin-bottom="0cm" loext:contextual-spacing="false" fo:line-height="115%" fo:text-align="justify" style:justify-single-word="false" fo:text-indent="0cm" style:auto-text-indent="false"/>
    </style:style>
    <style:style style:name="P51" style:family="paragraph" style:parent-style-name="Standard">
      <style:paragraph-properties fo:margin-left="0.877cm" fo:margin-right="0cm" fo:line-height="150%" fo:text-align="justify" style:justify-single-word="false" fo:text-indent="0cm" style:auto-text-indent="false"/>
    </style:style>
    <style:style style:name="P52" style:family="paragraph" style:parent-style-name="Standard">
      <style:paragraph-properties fo:margin-left="0cm" fo:margin-right="0.363cm" fo:text-align="justify" style:justify-single-word="false" fo:text-indent="0cm" style:auto-text-indent="false"/>
      <style:text-properties fo:color="#00224c" style:font-name="ENAIRE Titillium Light" fo:font-size="8pt" style:font-size-asian="8pt" style:font-name-complex="Arial2" style:font-size-complex="8pt"/>
    </style:style>
    <style:style style:name="P53" style:family="paragraph" style:parent-style-name="Standard">
      <style:paragraph-properties fo:margin-left="0cm" fo:margin-right="0.363cm" fo:margin-top="0.423cm" fo:margin-bottom="0cm" loext:contextual-spacing="false" fo:text-align="justify" style:justify-single-word="false" fo:text-indent="0cm" style:auto-text-indent="false"/>
      <style:text-properties fo:color="#00224c" style:font-name="ENAIRE Titillium Light" fo:font-size="10pt" fo:font-weight="bold" style:font-size-asian="10pt" style:font-weight-asian="bold" style:font-name-complex="Arial2" style:font-size-complex="10pt" style:font-weight-complex="bold"/>
    </style:style>
    <style:style style:name="P54" style:family="paragraph" style:parent-style-name="Standard">
      <style:paragraph-properties fo:margin-left="0.614cm" fo:margin-right="0cm" fo:margin-top="0cm" fo:margin-bottom="0.423cm" loext:contextual-spacing="false" fo:line-height="150%" fo:text-align="center" style:justify-single-word="false" fo:text-indent="0cm" style:auto-text-indent="false"/>
      <style:text-properties fo:color="#00224c" style:font-name="ENAIRE Titillium Light" fo:font-size="10pt" style:font-size-asian="10pt" style:font-name-complex="Arial2" style:font-size-complex="10pt"/>
    </style:style>
    <style:style style:name="P55" style:family="paragraph" style:parent-style-name="Standard">
      <style:paragraph-properties fo:margin-left="2.858cm" fo:margin-right="0cm" fo:text-align="justify" style:justify-single-word="false" fo:text-indent="-2.858cm" style:auto-text-indent="false"/>
    </style:style>
    <style:style style:name="P56" style:family="paragraph" style:parent-style-name="Standard">
      <style:paragraph-properties fo:margin-left="2.858cm" fo:margin-right="0cm" fo:text-align="justify" style:justify-single-word="false" fo:text-indent="-2.858cm" style:auto-text-indent="false"/>
      <style:text-properties fo:color="#00224c" style:font-name="ENAIRE Titillium Light" fo:font-size="9pt" fo:font-weight="bold" style:font-size-asian="9pt" style:font-weight-asian="bold" style:font-name-complex="Arial2" style:font-size-complex="9pt" style:font-weight-complex="bold"/>
    </style:style>
    <style:style style:name="P57" style:family="paragraph" style:parent-style-name="Standard">
      <style:paragraph-properties fo:margin-left="2.858cm" fo:margin-right="0cm" fo:text-align="justify" style:justify-single-word="false" fo:text-indent="-2.858cm" style:auto-text-indent="false"/>
      <style:text-properties fo:color="#00224c" style:font-name="ENAIRE Titillium Light" fo:font-size="9pt" style:font-size-asian="9pt" style:font-name-complex="Arial2" style:font-size-complex="9pt"/>
    </style:style>
    <style:style style:name="P58" style:family="paragraph" style:parent-style-name="Heading_20_3">
      <style:paragraph-properties fo:margin-left="2.858cm" fo:margin-right="0cm" fo:text-align="justify" style:justify-single-word="false" fo:text-indent="-2.858cm" style:auto-text-indent="false"/>
    </style:style>
    <style:style style:name="P59" style:family="paragraph" style:parent-style-name="Heading_20_3">
      <style:paragraph-properties fo:margin-left="2.858cm" fo:margin-right="0cm" fo:text-align="justify" style:justify-single-word="false" fo:text-indent="-2.858cm" style:auto-text-indent="false"/>
      <style:text-properties fo:color="#00224c" style:font-name="ENAIRE Titillium Light" fo:font-size="9pt" fo:font-weight="normal" style:font-size-asian="9pt" style:font-weight-asian="normal" style:font-size-complex="9pt" style:font-weight-complex="normal"/>
    </style:style>
    <style:style style:name="P60" style:family="paragraph" style:parent-style-name="Heading_20_1">
      <style:paragraph-properties fo:margin-left="2.858cm" fo:margin-right="0cm" fo:text-align="justify" style:justify-single-word="false" fo:text-indent="-2.858cm" style:auto-text-indent="false"/>
      <style:text-properties fo:color="#00224c" style:font-name="ENAIRE Titillium Light" fo:font-size="9pt" fo:font-weight="normal" style:font-size-asian="9pt" style:font-weight-asian="normal" style:font-name-complex="Arial2" style:font-size-complex="9pt" style:font-weight-complex="normal"/>
    </style:style>
    <style:style style:name="P61" style:family="paragraph" style:parent-style-name="Standard">
      <style:paragraph-properties fo:margin-top="0.423cm" fo:margin-bottom="0cm" loext:contextual-spacing="false" fo:line-height="150%" fo:text-align="justify" style:justify-single-word="false"/>
      <style:text-properties fo:color="#00224c" style:font-name="ENAIRE Titillium Light" fo:font-size="10pt" fo:font-weight="bold" style:font-size-asian="10pt" style:font-weight-asian="bold" style:font-name-complex="Arial2" style:font-size-complex="10pt" style:font-weight-complex="bold"/>
    </style:style>
    <style:style style:name="P62" style:family="paragraph" style:parent-style-name="Standard">
      <style:paragraph-properties fo:margin-top="0.423cm" fo:margin-bottom="0cm" loext:contextual-spacing="false" fo:text-align="justify" style:justify-single-word="false"/>
      <style:text-properties fo:color="#00224c" style:font-name="ENAIRE Titillium Light" fo:font-size="10pt" fo:font-weight="bold" style:font-size-asian="10pt" style:font-weight-asian="bold" style:font-name-complex="Arial2" style:font-size-complex="10pt" style:font-weight-complex="bold"/>
    </style:style>
    <style:style style:name="P63" style:family="paragraph" style:parent-style-name="Standard">
      <style:paragraph-properties fo:margin-left="0cm" fo:margin-right="0.205cm" fo:line-height="115%" fo:text-align="justify" style:justify-single-word="false" fo:text-indent="0.628cm" style:auto-text-indent="false"/>
      <style:text-properties fo:color="#00224c" style:font-name="ENAIRE Titillium Light" fo:font-size="10pt" style:font-size-asian="10pt" style:font-name-complex="Arial2" style:font-size-complex="10pt"/>
    </style:style>
    <style:style style:name="P64" style:family="paragraph" style:parent-style-name="Standard">
      <style:paragraph-properties fo:margin-left="0.628cm" fo:margin-right="0.205cm" fo:margin-top="0cm" fo:margin-bottom="0.423cm" loext:contextual-spacing="false" fo:line-height="115%" fo:text-align="justify" style:justify-single-word="false" fo:text-indent="0cm" style:auto-text-indent="false"/>
      <style:text-properties fo:color="#00224c" style:font-name="ENAIRE Titillium Light" fo:font-size="10pt" style:font-size-asian="10pt" style:font-name-complex="Arial2" style:font-size-complex="10pt"/>
    </style:style>
    <style:style style:name="P65" style:family="paragraph" style:parent-style-name="Standard">
      <style:paragraph-properties fo:margin-left="0.635cm" fo:margin-right="0.363cm" fo:margin-top="0.423cm" fo:margin-bottom="0.423cm" loext:contextual-spacing="false" fo:text-align="justify" style:justify-single-word="false" fo:text-indent="-0.635cm" style:auto-text-indent="false"/>
      <style:text-properties fo:color="#00224c" style:font-name="ENAIRE Titillium Light" fo:font-size="10pt" fo:font-weight="bold" style:font-size-asian="10pt" style:font-weight-asian="bold" style:font-name-complex="Arial2" style:font-size-complex="10pt" style:font-weight-complex="bold"/>
    </style:style>
    <style:style style:name="P66" style:family="paragraph" style:parent-style-name="Standard">
      <style:paragraph-properties fo:margin-left="1.127cm" fo:margin-right="0.363cm" fo:margin-top="0cm" fo:margin-bottom="0.423cm" loext:contextual-spacing="false" fo:text-align="justify" style:justify-single-word="false" fo:text-indent="-0.499cm" style:auto-text-indent="false"/>
      <style:text-properties fo:color="#00224c" style:font-name="ENAIRE Titillium Light" fo:font-size="10pt" fo:font-weight="bold" style:font-size-asian="10pt" style:font-weight-asian="bold" style:font-name-complex="Arial2" style:font-size-complex="10pt" style:font-weight-complex="bold"/>
    </style:style>
    <style:style style:name="P67" style:family="paragraph" style:parent-style-name="Standard">
      <style:paragraph-properties fo:margin-left="0.314cm" fo:margin-right="0cm" fo:text-indent="0cm" style:auto-text-indent="false"/>
      <style:text-properties fo:color="#00224c" style:font-name="ENAIRE Titillium Light" fo:font-size="10pt" style:font-size-asian="10pt" style:font-name-complex="Arial2" style:font-size-complex="10pt"/>
    </style:style>
    <style:style style:name="P68" style:family="paragraph" style:parent-style-name="Standard">
      <style:paragraph-properties fo:margin-left="2.223cm" fo:margin-right="0cm" fo:line-height="150%" fo:text-align="justify" style:justify-single-word="false" fo:text-indent="-0.318cm" style:auto-text-indent="false"/>
      <style:text-properties fo:color="#00224c" style:font-name="ENAIRE Titillium Light" fo:font-size="10pt" fo:language="en" fo:country="US" style:font-size-asian="10pt" style:font-name-complex="Arial2" style:font-size-complex="10pt"/>
    </style:style>
    <style:style style:name="P69" style:family="paragraph" style:parent-style-name="Standard">
      <style:paragraph-properties fo:margin-left="0.614cm" fo:margin-right="0.363cm" fo:text-align="center" style:justify-single-word="false" fo:text-indent="0cm" style:auto-text-indent="false"/>
      <style:text-properties fo:color="#00224c" style:font-name="ENAIRE Titillium Light" fo:font-size="10pt" fo:font-weight="bold" style:font-size-asian="10pt" style:font-weight-asian="bold" style:font-name-complex="Arial2" style:font-size-complex="10pt"/>
    </style:style>
    <style:style style:name="P70" style:family="paragraph" style:parent-style-name="Heading_20_4">
      <style:paragraph-properties fo:margin-left="0cm" fo:margin-right="0cm" fo:text-align="center" style:justify-single-word="false" fo:text-indent="0cm" style:auto-text-indent="false"/>
      <style:text-properties fo:color="#009fda" style:font-name="ENAIRE Titillium Bold" style:font-name-asian="Calibri" style:language-asian="en" style:country-asian="US" style:font-name-complex="Times New Roman1" style:font-weight-complex="normal"/>
    </style:style>
    <style:style style:name="P71" style:family="paragraph" style:parent-style-name="Heading_20_4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fo:color="#009fda" style:font-name="ENAIRE Titillium Bold" style:font-name-asian="Calibri" style:language-asian="en" style:country-asian="US" style:font-name-complex="Times New Roman1" style:font-weight-complex="normal"/>
    </style:style>
    <style:style style:name="P72" style:family="paragraph" style:parent-style-name="Standard" style:list-style-name="WWNum5">
      <style:paragraph-properties fo:margin-left="0.635cm" fo:margin-right="0.363cm" fo:text-align="justify" style:justify-single-word="false" fo:text-indent="-0.635cm" style:auto-text-indent="false"/>
      <style:text-properties fo:color="#00224c" style:font-name="ENAIRE Titillium Light" fo:font-size="8pt" style:font-size-asian="8pt" style:font-name-complex="Arial2" style:font-size-complex="8pt"/>
    </style:style>
    <style:style style:name="P73" style:family="paragraph" style:parent-style-name="Standard" style:list-style-name="WWNum5">
      <style:paragraph-properties fo:margin-left="0.635cm" fo:margin-right="0.363cm" fo:text-align="justify" style:justify-single-word="false" fo:text-indent="-0.635cm" style:auto-text-indent="false"/>
    </style:style>
    <style:style style:name="P74" style:family="paragraph">
      <loext:graphic-properties draw:fill="none"/>
    </style:style>
    <style:style style:name="P75" style:family="paragraph">
      <loext:graphic-properties draw:fill="none"/>
      <style:paragraph-properties fo:text-align="center"/>
    </style:style>
    <style:style style:name="P76" style:family="paragraph">
      <style:paragraph-properties fo:text-align="center"/>
    </style:style>
    <style:style style:name="P77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224c" style:font-name="ENAIRE Titillium Light" fo:font-size="8pt" style:font-size-asian="8pt" style:font-name-complex="Arial2" style:font-size-complex="8pt"/>
    </style:style>
    <style:style style:name="T2" style:family="text">
      <style:text-properties fo:color="#00224c" style:font-name="ENAIRE Titillium Light" fo:font-size="8pt" fo:font-style="italic" style:font-size-asian="8pt" style:font-style-asian="italic" style:font-name-complex="Arial2" style:font-size-complex="8pt" style:font-style-complex="italic"/>
    </style:style>
    <style:style style:name="T3" style:family="text">
      <style:text-properties fo:color="#00224c" style:font-name="ENAIRE Titillium Light" fo:font-size="10pt" style:font-size-asian="10pt" style:font-name-complex="Arial2" style:font-size-complex="10pt"/>
    </style:style>
    <style:style style:name="T4" style:family="text">
      <style:text-properties fo:color="#00224c" style:font-name="ENAIRE Titillium Light" fo:font-size="10pt" style:font-size-asian="10pt" style:font-name-complex="Arial2" style:font-size-complex="10pt" style:font-weight-complex="bold"/>
    </style:style>
    <style:style style:name="T5" style:family="text">
      <style:text-properties fo:color="#00224c" style:font-name="ENAIRE Titillium Light" fo:font-size="10pt" officeooo:rsid="001bc885" style:font-size-asian="10pt" style:font-name-complex="Arial2" style:font-size-complex="10pt" style:font-weight-complex="bold"/>
    </style:style>
    <style:style style:name="T6" style:family="text">
      <style:text-properties fo:color="#00224c" style:font-name="ENAIRE Titillium Light" fo:font-size="10pt" officeooo:rsid="00275193" style:font-size-asian="10pt" style:font-name-complex="Arial2" style:font-size-complex="10pt" style:font-weight-complex="bold"/>
    </style:style>
    <style:style style:name="T7" style:family="text">
      <style:text-properties fo:color="#00224c" style:font-name="ENAIRE Titillium Light" fo:font-size="10pt" officeooo:rsid="0027d3ab" style:font-size-asian="10pt" style:font-name-complex="Arial2" style:font-size-complex="10pt" style:font-weight-complex="bold"/>
    </style:style>
    <style:style style:name="T8" style:family="text">
      <style:text-properties fo:color="#00224c" style:font-name="ENAIRE Titillium Light" fo:font-size="10pt" officeooo:rsid="00288ad4" style:font-size-asian="10pt" style:font-name-complex="Arial2" style:font-size-complex="10pt" style:font-weight-complex="bold"/>
    </style:style>
    <style:style style:name="T9" style:family="text">
      <style:text-properties fo:color="#00224c" style:font-name="ENAIRE Titillium Light" fo:font-size="10pt" officeooo:rsid="0029110e" style:font-size-asian="10pt" style:font-name-complex="Arial2" style:font-size-complex="10pt" style:font-weight-complex="bold"/>
    </style:style>
    <style:style style:name="T10" style:family="text">
      <style:text-properties fo:color="#00224c" style:font-name="ENAIRE Titillium Light" fo:font-size="10pt" officeooo:rsid="002ac975" style:font-size-asian="10pt" style:font-name-complex="Arial2" style:font-size-complex="10pt" style:font-weight-complex="bold"/>
    </style:style>
    <style:style style:name="T11" style:family="text">
      <style:text-properties fo:color="#00224c" style:font-name="ENAIRE Titillium Light" fo:font-size="10pt" officeooo:rsid="002c070b" style:font-size-asian="10pt" style:font-name-complex="Arial2" style:font-size-complex="10pt" style:font-weight-complex="bold"/>
    </style:style>
    <style:style style:name="T12" style:family="text">
      <style:text-properties fo:color="#00224c" style:font-name="ENAIRE Titillium Light" fo:font-size="10pt" officeooo:rsid="002eefae" style:font-size-asian="10pt" style:font-name-complex="Arial2" style:font-size-complex="10pt" style:font-weight-complex="bold"/>
    </style:style>
    <style:style style:name="T13" style:family="text">
      <style:text-properties fo:color="#00224c" style:font-name="ENAIRE Titillium Light" fo:font-size="10pt" fo:font-weight="bold" style:font-size-asian="10pt" style:font-weight-asian="bold" style:font-name-complex="Arial2" style:font-size-complex="10pt"/>
    </style:style>
    <style:style style:name="T14" style:family="text">
      <style:text-properties fo:color="#00224c" style:font-name="ENAIRE Titillium Light" fo:font-size="10pt" fo:font-weight="bold" style:font-size-asian="10pt" style:font-weight-asian="bold" style:font-name-complex="Arial2" style:font-size-complex="10pt" style:font-weight-complex="bold"/>
    </style:style>
    <style:style style:name="T15" style:family="text">
      <style:text-properties fo:color="#00224c" style:font-name="ENAIRE Titillium Light" fo:font-size="10pt" fo:language="en" fo:country="US" fo:font-weight="bold" style:font-size-asian="10pt" style:font-weight-asian="bold" style:font-name-complex="Arial2" style:font-size-complex="10pt"/>
    </style:style>
    <style:style style:name="T16" style:family="text">
      <style:text-properties fo:color="#00224c" style:font-name="ENAIRE Titillium Light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17" style:family="text">
      <style:text-properties fo:color="#00224c" style:font-name="ENAIRE Titillium Light" fo:font-size="10pt" fo:language="en" fo:country="US" style:font-size-asian="10pt" style:font-name-complex="Arial2" style:font-size-complex="10pt"/>
    </style:style>
    <style:style style:name="T18" style:family="text">
      <style:text-properties fo:color="#00224c" style:font-name="ENAIRE Titillium Light" fo:font-size="10pt" fo:language="en" fo:country="US" style:font-size-asian="10pt" style:font-name-complex="Arial2" style:font-size-complex="10pt" style:font-weight-complex="bold"/>
    </style:style>
    <style:style style:name="T19" style:family="text">
      <style:text-properties fo:color="#00224c" style:font-name="ENAIRE Titillium Light" style:font-name-complex="Arial2"/>
    </style:style>
    <style:style style:name="T20" style:family="text">
      <style:text-properties fo:color="#00224c" style:font-name="ENAIRE Titillium Light" fo:font-size="9pt" fo:font-weight="bold" style:font-size-asian="9pt" style:font-weight-asian="bold" style:font-name-complex="Arial2" style:font-size-complex="9pt"/>
    </style:style>
    <style:style style:name="T21" style:family="text">
      <style:text-properties fo:color="#00224c" style:font-name="ENAIRE Titillium Light" fo:font-size="9pt" fo:font-weight="normal" style:font-size-asian="9pt" style:font-weight-asian="normal" style:font-size-complex="9pt" style:font-weight-complex="normal"/>
    </style:style>
    <style:style style:name="T22" style:family="text">
      <style:text-properties fo:color="#00224c" style:font-name="ENAIRE Titillium Light" fo:font-size="9pt" style:font-size-asian="9pt" style:font-name-complex="Arial2" style:font-size-complex="9pt"/>
    </style:style>
    <style:style style:name="T23" style:family="text">
      <style:text-properties fo:color="#00224c" style:font-name="ENAIRE Titillium Light" fo:font-size="9pt" style:font-size-asian="9pt" style:font-size-complex="9pt" style:font-weight-complex="normal"/>
    </style:style>
    <style:style style:name="T24" style:family="text">
      <style:text-properties fo:color="#00224c" style:font-name="ENAIRE Titillium Semibold" fo:font-size="8pt" fo:language="en" fo:country="US" style:font-size-asian="8pt" style:font-name-complex="Arial2" style:font-size-complex="8pt"/>
    </style:style>
    <style:style style:name="T25" style:family="text">
      <style:text-properties fo:color="#00224c" style:font-name="ENAIRE Titillium Semibold" fo:font-size="8pt" fo:language="en" fo:country="US" style:font-size-asian="8pt" style:font-name-complex="Arial2" style:font-size-complex="8pt" style:font-weight-complex="bold"/>
    </style:style>
    <style:style style:name="T26" style:family="text">
      <style:text-properties style:font-name="ENAIRE Titillium Light"/>
    </style:style>
    <style:style style:name="T27" style:family="text">
      <style:text-properties style:font-name="ENAIRE Titillium Light" fo:font-size="9pt" style:font-size-asian="9pt" style:font-name-complex="Arial2" style:font-size-complex="9pt"/>
    </style:style>
    <style:style style:name="T28" style:family="text">
      <style:text-properties style:font-name="ENAIRE Titillium Light" officeooo:rsid="001bc885"/>
    </style:style>
    <style:style style:name="T29" style:family="text">
      <style:text-properties style:font-name="ENAIRE Titillium Light" officeooo:rsid="0029110e"/>
    </style:style>
    <style:style style:name="T30" style:family="text">
      <style:text-properties style:font-name="ENAIRE Titillium Light" officeooo:rsid="002bffc9"/>
    </style:style>
    <style:style style:name="T31" style:family="text">
      <style:text-properties style:font-name="ENAIRE Titillium Light" officeooo:rsid="002eefae"/>
    </style:style>
    <style:style style:name="T32" style:family="text">
      <style:text-properties style:font-name="ENAIRE Titillium Light" officeooo:rsid="002faaa3"/>
    </style:style>
    <style:style style:name="T33" style:family="text">
      <style:text-properties officeooo:rsid="001bc885"/>
    </style:style>
    <style:style style:name="T34" style:family="text">
      <style:text-properties officeooo:rsid="0024161e"/>
    </style:style>
    <style:style style:name="T35" style:family="text">
      <style:text-properties officeooo:rsid="0029110e"/>
    </style:style>
    <style:style style:name="T36" style:family="text">
      <style:text-properties officeooo:rsid="00299022"/>
    </style:style>
    <style:style style:name="T37" style:family="text">
      <style:text-properties officeooo:rsid="0029d208"/>
    </style:style>
    <style:style style:name="T38" style:family="text">
      <style:text-properties fo:color="#00224c" style:font-name="ENAIRE Titillium Semibold" fo:font-size="8pt" fo:language="en" fo:country="US" fo:font-weight="bold" style:font-name-asian="Arial1" style:font-size-asian="8pt" style:font-weight-asian="bold" style:font-weight-complex="bold"/>
    </style:style>
    <style:style style:name="fr1" style:family="graphic" style:parent-style-name="Graphics">
      <style:graphic-properties fo:margin-left="0cm" fo:margin-right="0.004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ashed_20__28_var_29__20_4" svg:stroke-width="0cm" svg:stroke-color="#00224c" draw:stroke-linejoin="miter" draw:fill="none" draw:textarea-vertical-align="top" fo:min-height="0cm" fo:min-width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ed_20__28_var_29__20_4" svg:stroke-width="0cm" svg:stroke-color="#00224c" draw:stroke-linejoin="round" draw:fill="none" draw:textarea-vertical-align="top" fo:min-height="0cm" fo:min-width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vertical-align="top" fo:min-height="0cm" fo:min-width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top="0cm" fo:margin-bottom="0.423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1" text:outline-level="4">SOLICITUD DE ACTIVIDAD AÉREA CIVIL RELATIVA</text:h>
      <text:h text:style-name="P70" text:outline-level="4">A OTROS USOS DEL ESPACIO AÉREO</text:h>
      <text:p text:style-name="P5"/>
      <table:table table:name="Taula5" table:style-name="Taula5">
        <table:table-column table:style-name="Taula5.A"/>
        <table:table-column table:style-name="Taula5.B"/>
        <table:table-column table:style-name="Taula5.C"/>
        <table:table-column table:style-name="Taula5.D"/>
        <table:table-row table:style-name="Taula5.1">
          <table:table-cell table:style-name="Taula5.A1" table:number-columns-spanned="4" office:value-type="string">
            <text:p text:style-name="P26">* A RELLENAR POR EL SOLICITANTE</text:p>
            <text:p text:style-name="P26">** A RELLENAR POR EL COP</text:p>
          </table:table-cell>
          <table:covered-table-cell/>
          <table:covered-table-cell/>
          <table:covered-table-cell/>
        </table:table-row>
        <table:table-row table:style-name="Taula5.1">
          <table:table-cell table:style-name="Taula5.A1" table:number-columns-spanned="2" office:value-type="string">
            <text:p text:style-name="P27">FECHA*</text:p>
          </table:table-cell>
          <table:covered-table-cell/>
          <table:table-cell table:style-name="Taula5.A1" table:number-columns-spanned="2" office:value-type="string">
            <text:p text:style-name="P6"><text:bookmark-start text:name="Texto051"/><field:fieldmark-start text:name="__Fieldmark__31_1184947535" field:type="vnd.oasis.opendocument.field.FORMTEXT"/><text:span text:style-name="T32">2</text:span><text:span text:style-name="T29">8</text:span><text:span text:style-name="T28">/</text:span><text:span text:style-name="T32">08</text:span><text:span text:style-name="T28">/2017</text:span><field:fieldmark-end/><text:bookmark-end text:name="Texto051"/></text:p>
          </table:table-cell>
          <table:covered-table-cell/>
        </table:table-row>
        <table:table-row table:style-name="Taula5.1">
          <table:table-cell table:style-name="Taula5.A1" table:number-columns-spanned="2" office:value-type="string">
            <text:p text:style-name="P27">REFERENCIA DEL SOLICITANTE*</text:p>
          </table:table-cell>
          <table:covered-table-cell/>
          <table:table-cell table:style-name="Taula5.A1" table:number-columns-spanned="2" office:value-type="string">
            <text:p text:style-name="P6"><field:fieldmark-start text:name="__Fieldmark__42_1184947535" field:type="vnd.oasis.opendocument.field.FORMTEXT"/><field:fieldmark-end/></text:p>
          </table:table-cell>
          <table:covered-table-cell/>
        </table:table-row>
        <table:table-row table:style-name="Taula5.1">
          <table:table-cell table:style-name="Taula5.A1" office:value-type="string">
            <text:p text:style-name="P27">REFERENCIA ANTERIOR*</text:p>
          </table:table-cell>
          <table:table-cell table:style-name="Taula5.A1" office:value-type="string">
            <text:p text:style-name="P7"><field:fieldmark-start text:name="__Fieldmark__53_1184947535" field:type="vnd.oasis.opendocument.field.FORMTEXT"/><text:span text:style-name="T28">23676790987S </text:span><field:fieldmark-end/></text:p>
          </table:table-cell>
          <table:table-cell table:style-name="Taula5.A1" office:value-type="string">
            <text:p text:style-name="P27">REFERENCIA ENAIRE**</text:p>
          </table:table-cell>
          <table:table-cell table:style-name="Taula5.A1" office:value-type="string">
            <text:p text:style-name="P6"><field:fieldmark-start text:name="__Fieldmark__64_1184947535" field:type="vnd.oasis.opendocument.field.FORMTEXT"/><text:span text:style-name="T26">     </text:span><field:fieldmark-end/></text:p>
          </table:table-cell>
        </table:table-row>
        <table:table-row table:style-name="Taula5.5">
          <table:table-cell table:style-name="Taula5.A5" table:number-columns-spanned="4" office:value-type="string">
            <text:p text:style-name="P33"><text:span text:style-name="T14">1. Solicitante</text:span><text:span text:style-name="T13">.</text:span></text:p>
            <text:p text:style-name="P35"><draw:custom-shape text:anchor-type="char" draw:z-index="9" draw:name="AutoShape 148" draw:style-name="gr2" draw:text-style-name="P74" svg:width="14.001cm" svg:height="0.003cm" svg:x="2.2cm" svg:y="0.423cm"><text:p/><draw:enhanced-geometry svg:viewBox="0 0 21600 21600" draw:type="mso-spt32" draw:enhanced-path="M 0 0 L 21600 21600 N"/></draw:custom-shape><text:span text:style-name="T14">Nombre:</text:span><text:span text:style-name="T4"> </text:span><text:span text:style-name="T5">Guillem Tutusaus y Alcaraz</text:span></text:p>
            <text:p text:style-name="P35"><draw:custom-shape text:anchor-type="char" draw:z-index="10" draw:name="AutoShape 149" draw:style-name="gr2" draw:text-style-name="P74" svg:width="14.001cm" svg:height="0.003cm" svg:x="2.2cm" svg:y="0.429cm"><text:p/><draw:enhanced-geometry svg:viewBox="0 0 21600 21600" draw:type="mso-spt32" draw:enhanced-path="M 0 0 L 21600 21600 N"/></draw:custom-shape><text:span text:style-name="T14">Dirección:</text:span><text:span text:style-name="T4"> </text:span><text:span text:style-name="T5">C. Dr Turró <text:s/>20 3º 1ª</text:span></text:p>
            <text:p text:style-name="P35"><draw:custom-shape text:anchor-type="char" draw:z-index="11" draw:name="AutoShape 150" draw:style-name="gr2" draw:text-style-name="P74" svg:width="14.001cm" svg:height="0.003cm" svg:x="2.2cm" svg:y="0.411cm"><text:p/><draw:enhanced-geometry svg:viewBox="0 0 21600 21600" draw:type="mso-spt32" draw:enhanced-path="M 0 0 L 21600 21600 N"/></draw:custom-shape><text:span text:style-name="T14">Teléfono:</text:span><text:span text:style-name="T4"> </text:span><text:span text:style-name="T5">937883436</text:span></text:p>
            <text:p text:style-name="P35"><draw:custom-shape text:anchor-type="char" draw:z-index="12" draw:name="AutoShape 151" draw:style-name="gr2" draw:text-style-name="P74" svg:width="14.459cm" svg:height="0.003cm" svg:x="1.741cm" svg:y="0.448cm"><text:p/><draw:enhanced-geometry svg:viewBox="0 0 21600 21600" draw:type="mso-spt32" draw:enhanced-path="M 0 0 L 21600 21600 N"/></draw:custom-shape><text:span text:style-name="T14">Móvil:</text:span><text:span text:style-name="T4"> </text:span><text:span text:style-name="T5">674294157</text:span></text:p>
            <text:p text:style-name="P36"><draw:custom-shape text:anchor-type="char" draw:z-index="13" draw:name="AutoShape 152" draw:style-name="gr2" draw:text-style-name="P74" svg:width="12.53cm" svg:height="0.003cm" svg:x="3.695cm" svg:y="0.476cm"><text:p/><draw:enhanced-geometry svg:viewBox="0 0 21600 21600" draw:type="mso-spt32" draw:enhanced-path="M 0 0 L 21600 21600 N"/></draw:custom-shape>Correo Electrónico: <text:span text:style-name="T33">guillemtutusaus@gmail.com</text:span></text:p>
          </table:table-cell>
          <table:covered-table-cell/>
          <table:covered-table-cell/>
          <table:covered-table-cell/>
        </table:table-row>
        <table:table-row table:style-name="Taula5.6">
          <table:table-cell table:style-name="Taula5.A6" table:number-columns-spanned="4" office:value-type="string">
            <text:p text:style-name="P61">2. Naturaleza de la actividad.</text:p>
            <text:p text:style-name="P38"><draw:frame text:anchor-type="as-char" draw:z-index="18" draw:style-name="gr4" draw:text-style-name="P75" svg:width="0.398cm" svg:height="0.318cm"><draw:image xlink:href="Pictures/20000012000001A70000015860F300ADA143625A.wmf" xlink:type="simple" xlink:show="embed" xlink:actuate="onLoad"><text:p/></draw:image></draw:frame><text:span text:style-name="T17"> <text:s text:c="4"/></text:span><text:span text:style-name="T3">Láser / </text:span><text:span text:style-name="T17">Focos.</text:span></text:p>
            <text:p text:style-name="P37"><draw:frame text:anchor-type="as-char" draw:z-index="19" draw:style-name="gr4" draw:text-style-name="P75" svg:width="0.398cm" svg:height="0.318cm"><draw:image xlink:href="Pictures/20000012000001A70000015860F300ADA143625A.wmf" xlink:type="simple" xlink:show="embed" xlink:actuate="onLoad"><text:p/></draw:image></draw:frame><text:span text:style-name="T17"> <text:s text:c="4"/></text:span><text:span text:style-name="T3">Fuegos Artificiales.</text:span></text:p>
            <text:p text:style-name="P37"><draw:frame text:anchor-type="as-char" draw:z-index="20" draw:style-name="gr4" draw:text-style-name="P75" svg:width="0.398cm" svg:height="0.318cm"><draw:image xlink:href="Pictures/20000012000001A70000015860F300ADA143625A.wmf" xlink:type="simple" xlink:show="embed" xlink:actuate="onLoad"><text:p/></draw:image></draw:frame><text:span text:style-name="T17"> <text:s text:c="4"/>Suelta de Farolillos.</text:span></text:p>
            <text:p text:style-name="P37"><draw:frame text:anchor-type="as-char" draw:z-index="21" draw:style-name="gr4" draw:text-style-name="P75" svg:width="0.398cm" svg:height="0.318cm"><draw:image xlink:href="Pictures/20000012000001A70000015860F300ADA143625A.wmf" xlink:type="simple" xlink:show="embed" xlink:actuate="onLoad"><text:p/></draw:image></draw:frame><text:span text:style-name="T17"> <text:s text:c="4"/></text:span><text:span text:style-name="T3">Suelta de Globos</text:span></text:p>
            <text:p text:style-name="P37"><draw:frame text:anchor-type="as-char" draw:z-index="22" draw:style-name="gr5" draw:text-style-name="P75" svg:width="0.398cm" svg:height="0.318cm"><draw:image xlink:href="Pictures/20000012000001A70000015860F300ADA143625A.wmf" xlink:type="simple" xlink:show="embed" xlink:actuate="onLoad"><text:p text:style-name="P76">✔</text:p></draw:image></draw:frame><text:span text:style-name="T17"> <text:s text:c="4"/></text:span><text:span text:style-name="T3">Sondeos Meteorológicos.</text:span></text:p>
            <text:p text:style-name="P37"><draw:frame text:anchor-type="as-char" draw:z-index="23" draw:style-name="gr4" draw:text-style-name="P75" svg:width="0.398cm" svg:height="0.318cm"><draw:image xlink:href="Pictures/20000012000001A70000015860F300ADA143625A.wmf" xlink:type="simple" xlink:show="embed" xlink:actuate="onLoad"><text:p/></draw:image></draw:frame><text:span text:style-name="T17"> <text:s text:c="4"/></text:span><text:span text:style-name="T3">Globos Cautivos.<text:tab/></text:span></text:p>
            <text:p text:style-name="P39"><draw:frame text:anchor-type="as-char" draw:z-index="24" draw:style-name="gr4" draw:text-style-name="P75" svg:width="0.398cm" svg:height="0.318cm"><draw:image xlink:href="Pictures/20000012000001A70000015860F300ADA143625A.wmf" xlink:type="simple" xlink:show="embed" xlink:actuate="onLoad"><text:p/></draw:image></draw:frame><text:span text:style-name="T17"> <text:s text:c="3"/></text:span><text:span text:style-name="T3">Publicidad.</text:span></text:p>
            <text:p text:style-name="P39"><draw:frame text:anchor-type="as-char" draw:z-index="25" draw:style-name="gr4" draw:text-style-name="P75" svg:width="0.398cm" svg:height="0.318cm"><draw:image xlink:href="Pictures/20000012000001A70000015860F300ADA143625A.wmf" xlink:type="simple" xlink:show="embed" xlink:actuate="onLoad"><text:p/></draw:image></draw:frame><text:span text:style-name="T17"> <text:s text:c="3"/></text:span><text:span text:style-name="T3">Pasajeros.</text:span></text:p>
            <text:p text:style-name="P39"><draw:frame text:anchor-type="as-char" draw:z-index="26" draw:style-name="gr4" draw:text-style-name="P75" svg:width="0.398cm" svg:height="0.318cm"><draw:image xlink:href="Pictures/20000012000001A70000015860F300ADA143625A.wmf" xlink:type="simple" xlink:show="embed" xlink:actuate="onLoad"><text:p/></draw:image></draw:frame><text:span text:style-name="T17"> <text:s text:c="3"/></text:span><text:span text:style-name="T3">Fotografía y Filmación.</text:span></text:p>
            <text:p text:style-name="P37"><draw:frame text:anchor-type="as-char" draw:z-index="27" draw:style-name="gr4" draw:text-style-name="P75" svg:width="0.398cm" svg:height="0.318cm"><draw:image xlink:href="Pictures/20000012000001A70000015860F300ADA143625A.wmf" xlink:type="simple" xlink:show="embed" xlink:actuate="onLoad"><text:p/></draw:image></draw:frame><text:span text:style-name="T17"> <text:s text:c="4"/>Área Segregada Temporal</text:span><text:span text:style-name="T3">.<text:tab/></text:span></text:p>
            <text:p text:style-name="P40"><draw:frame text:anchor-type="as-char" draw:z-index="28" draw:style-name="gr4" draw:text-style-name="P75" svg:width="0.398cm" svg:height="0.318cm"><draw:image xlink:href="Pictures/20000012000001A70000015860F300ADA143625A.wmf" xlink:type="simple" xlink:show="embed" xlink:actuate="onLoad"><text:p/></draw:image></draw:frame><text:span text:style-name="T17"> <text:s text:c="3"/></text:span><text:span text:style-name="T3">Publicada en el AIP (identificación y nombre): </text:span></text:p>
            <text:p text:style-name="P40"><draw:custom-shape text:anchor-type="char" draw:z-index="15" draw:style-name="gr3" draw:text-style-name="P74" svg:width="6.723cm" svg:height="0.003cm" svg:x="9.432cm" svg:y="-0.009cm"><text:p/><draw:enhanced-geometry draw:type="mso-spt75"/></draw:custom-shape><draw:frame text:anchor-type="as-char" draw:z-index="29" draw:style-name="gr4" draw:text-style-name="P75" svg:width="0.398cm" svg:height="0.318cm"><draw:image xlink:href="Pictures/20000012000001A70000015860F300ADA143625A.wmf" xlink:type="simple" xlink:show="embed" xlink:actuate="onLoad"><text:p/></draw:image></draw:frame><text:span text:style-name="T17"> <text:s text:c="3"/>Por Motivos de Seguridad para Acontecimiento Público</text:span><text:span text:style-name="T3"> o</text:span><text:span text:style-name="T17"> Privado</text:span><text:span text:style-name="T3">: </text:span></text:p>
            <text:p text:style-name="P41"><draw:custom-shape text:anchor-type="char" draw:z-index="17" draw:style-name="gr3" draw:text-style-name="P74" svg:width="3.567cm" svg:height="0.003cm" svg:x="12.587cm" svg:y="-0.004cm"><text:p/><draw:enhanced-geometry draw:type="mso-spt75"/></draw:custom-shape><draw:custom-shape text:anchor-type="char" draw:z-index="16" draw:style-name="gr3" draw:text-style-name="P74" svg:width="14.301cm" svg:height="0.003cm" svg:x="1.854cm" svg:y="0.386cm"><text:p/><draw:enhanced-geometry draw:type="mso-spt75"/></draw:custom-shape> </text:p>
            <text:p text:style-name="P42"><draw:custom-shape text:anchor-type="char" draw:z-index="14" draw:name="Conector recto de flecha 18" draw:style-name="gr1" draw:text-style-name="P74" svg:width="14.346cm" svg:height="0.003cm" svg:x="1.854cm" svg:y="0.415cm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text:bookmark text:name="_GoBack"/><draw:frame text:anchor-type="as-char" draw:z-index="30" draw:style-name="gr6" draw:text-style-name="P75" svg:width="0.398cm" svg:height="0.318cm"><draw:image xlink:href="Pictures/20000012000001A70000015860F300ADA143625A.wmf" xlink:type="simple" xlink:show="embed" xlink:actuate="onLoad"><text:p/></draw:image></draw:frame><text:span text:style-name="T17"> <text:s text:c="4"/></text:span><text:span text:style-name="T3">Otros: </text:span></text:p>
          </table:table-cell>
          <table:covered-table-cell/>
          <table:covered-table-cell/>
          <table:covered-table-cell/>
        </table:table-row>
        <table:table-row table:style-name="Taula5.7">
          <table:table-cell table:style-name="Taula5.A7" table:number-columns-spanned="4" office:value-type="string">
            <text:p text:style-name="P61">3. Declaración de Autorización.</text:p>
            <text:p text:style-name="P63"><draw:custom-shape text:anchor-type="char" draw:z-index="8" draw:name="AutoShape 138" draw:style-name="gr1" draw:text-style-name="P74" svg:width="9.953cm" svg:height="0.003cm" svg:x="6.202cm" svg:y="0.413cm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Por la presente designo y autorizo a <text:s text:c="5"/><text:span text:style-name="T35">Roger Tutusaus y Alcaraz</text:span></text:p>
            <text:p text:style-name="P64">a actuar como representante en la tramitación de este formulario de solicitud de permiso, y coordinador de la actividad aeronáutica a realizar, pudiendo aportar, si se requiere, la información suplementaria necesaria.</text:p>
            <text:p text:style-name="P4"><text:bookmark-start text:name="_Toc454071829"/><text:bookmark-start text:name="_Toc448061000"/>Firma del Organizador<text:bookmark-end text:name="_Toc454071829"/><text:bookmark-end text:name="_Toc448061000"/></text:p>
            <text:p text:style-name="P3"/>
            <text:p text:style-name="P3"/>
            <text:p text:style-name="P3"/>
            <text:p text:style-name="P3"/>
            <text:p text:style-name="P3"/>
          </table:table-cell>
          <table:covered-table-cell/>
          <table:covered-table-cell/>
          <table:covered-table-cell/>
        </table:table-row>
        <table:table-row table:style-name="Taula5.8">
          <table:table-cell table:style-name="Taula5.A8" table:number-columns-spanned="4" office:value-type="string">
            <text:p text:style-name="P34">4. Fechas de la Actividad.</text:p>
            <text:p text:style-name="P43"><draw:custom-shape text:anchor-type="char" draw:z-index="0" draw:name="AutoShape 111" draw:style-name="gr1" draw:text-style-name="P74" svg:width="13.577cm" svg:height="0.003cm" svg:x="2.623cm" svg:y="0.399cm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text:span text:style-name="T14">Fechas:</text:span><text:span text:style-name="T4"> <text:s/></text:span><text:span text:style-name="T12">10</text:span><text:span text:style-name="T11">/0</text:span><text:span text:style-name="T12">3</text:span><text:span text:style-name="T11">/201</text:span><text:span text:style-name="T12">8</text:span><text:span text:style-name="T11"> <text:s text:c="2"/></text:span><text:span text:style-name="T10">1</text:span><text:span text:style-name="T12">1</text:span><text:span text:style-name="T7">/0</text:span><text:span text:style-name="T12">3</text:span><text:span text:style-name="T7">/201</text:span><text:span text:style-name="T12">8</text:span><text:span text:style-name="T7"> <text:s text:c="3"/></text:span><text:span text:style-name="T12">12</text:span><text:span text:style-name="T11">/0</text:span><text:span text:style-name="T12">3</text:span><text:span text:style-name="T11">/201</text:span><text:span text:style-name="T12">8</text:span></text:p>
            <text:p text:style-name="P43"><draw:custom-shape text:anchor-type="char" draw:z-index="1" draw:name="AutoShape 112" draw:style-name="gr1" draw:text-style-name="P74" svg:width="8.298cm" svg:height="0.003cm" svg:x="7.902cm" svg:y="0.395cm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text:span text:style-name="T14">Horarios (Indicar si es Hora Local o UTC):</text:span><text:span text:style-name="T4"> </text:span><text:span text:style-name="T7">9:00 hasta 11:30 </text:span><text:span text:style-name="T9">UTC</text:span></text:p>
            <text:p text:style-name="P44"><draw:custom-shape text:anchor-type="char" draw:z-index="2" draw:name="AutoShape 113" draw:style-name="gr1" draw:text-style-name="P74" svg:width="10.926cm" svg:height="0.003cm" svg:x="5.274cm" svg:y="0.392cm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text:span text:style-name="T14">Duración de la Actividad:</text:span><text:span text:style-name="T4"> </text:span><text:span text:style-name="T6">2.5 horas</text:span></text:p>
          </table:table-cell>
          <table:covered-table-cell/>
          <table:covered-table-cell/>
          <table:covered-table-cell/>
        </table:table-row>
        <text:soft-page-break/>
        <table:table-row table:style-name="Taula5.9">
          <table:table-cell table:style-name="Taula5.A9" table:number-columns-spanned="4" office:value-type="string">
            <text:p text:style-name="P65">5. Zona de Trabajo y Características de la Actividad (sistema de referencia WGS-84. Coordenadas geográficas).</text:p>
            <text:p text:style-name="P45"><draw:custom-shape text:anchor-type="char" draw:z-index="7" draw:name="AutoShape 137" draw:style-name="gr1" draw:text-style-name="P74" svg:width="12.452cm" svg:height="0.003cm" svg:x="4.2cm" svg:y="0.367cm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text:span text:style-name="T14">Municipio y Provincia:</text:span><text:span text:style-name="T4"> </text:span><text:span text:style-name="T8">Zuera, Zaragoza</text:span></text:p>
            <text:p text:style-name="P66">A. Tipo de Zona (en grados, minutos y segundos. Indicar longitud este u oeste. Añadir tantos puntos como sea necesario).</text:p>
            <text:p text:style-name="P46"><draw:frame text:anchor-type="as-char" draw:z-index="31" draw:style-name="gr5" draw:text-style-name="P75" svg:width="0.398cm" svg:height="0.318cm"><draw:image xlink:href="Pictures/20000012000001A70000015860F300ADA143625A.wmf" xlink:type="simple" xlink:show="embed" xlink:actuate="onLoad"><text:p text:style-name="P76">✔</text:p></draw:image></draw:frame><text:span text:style-name="T17"> </text:span><text:span text:style-name="T4">Área circular / </text:span><text:span text:style-name="T4"><draw:frame text:anchor-type="as-char" draw:z-index="32" draw:style-name="gr4" draw:text-style-name="P75" svg:width="0.398cm" svg:height="0.318cm"><draw:image xlink:href="Pictures/20000012000001A70000015860F300ADA143625A.wmf" xlink:type="simple" xlink:show="embed" xlink:actuate="onLoad"><text:p/></draw:image></draw:frame></text:span><text:span text:style-name="T17"> </text:span><text:span text:style-name="T4">Punto / </text:span><text:span text:style-name="T4"><draw:frame text:anchor-type="as-char" draw:z-index="33" draw:style-name="gr4" draw:text-style-name="P75" svg:width="0.398cm" svg:height="0.318cm"><draw:image xlink:href="Pictures/20000012000001A70000015860F300ADA143625A.wmf" xlink:type="simple" xlink:show="embed" xlink:actuate="onLoad"><text:p/></draw:image></draw:frame></text:span><text:span text:style-name="T17"> </text:span><text:span text:style-name="T4">Polígono / </text:span><text:span text:style-name="T4"><draw:frame text:anchor-type="as-char" draw:z-index="34" draw:style-name="gr4" draw:text-style-name="P75" svg:width="0.398cm" svg:height="0.318cm"><draw:image xlink:href="Pictures/20000012000001A70000015860F300ADA143625A.wmf" xlink:type="simple" xlink:show="embed" xlink:actuate="onLoad"><text:p/></draw:image></draw:frame></text:span><text:span text:style-name="T17"> </text:span><text:span text:style-name="T18">Trayectoria</text:span><text:span text:style-name="T4">.</text:span></text:p>
            <table:table table:name="Taula1" table:style-name="Taula1">
              <table:table-column table:style-name="Taula1.A"/>
              <table:table-column table:style-name="Taula1.B"/>
              <table:table-column table:style-name="Taula1.C"/>
              <table:table-column table:style-name="Taula1.D"/>
              <table:table-column table:style-name="Taula1.E"/>
              <table:table-column table:style-name="Taula1.F"/>
              <table:table-column table:style-name="Taula1.G"/>
              <table:table-column table:style-name="Taula1.H"/>
              <table:table-column table:style-name="Taula1.I"/>
              <table:table-column table:style-name="Taula1.J"/>
              <table:table-column table:style-name="Taula1.K"/>
              <table:table-column table:style-name="Taula1.L"/>
              <table:table-column table:style-name="Taula1.K"/>
              <table:table-column table:style-name="Taula1.N"/>
              <table:table-row table:style-name="Taula1.1">
                <table:table-cell table:style-name="Taula1.A1" office:value-type="string">
                  <text:p text:style-name="P12">Latitud</text:p>
                </table:table-cell>
                <table:table-cell table:style-name="Taula1.B1" office:value-type="string">
                  <text:p text:style-name="P13">41°51'31.13"N</text:p>
                </table:table-cell>
                <table:table-cell table:style-name="Taula1.A1" office:value-type="string">
                  <text:p text:style-name="P12">Longitud</text:p>
                </table:table-cell>
                <table:table-cell table:style-name="Taula1.B1" office:value-type="string">
                  <text:p text:style-name="P14">0°45'6.68"</text:p>
                </table:table-cell>
                <table:table-cell table:style-name="Taula1.A1" office:value-type="string">
                  <text:p text:style-name="P8"><draw:frame text:anchor-type="as-char" draw:z-index="35" draw:style-name="gr5" draw:text-style-name="P75" svg:width="0.398cm" svg:height="0.398cm"><draw:image xlink:href="Pictures/20000012000001A7000001A74B8D5F63A8301CC8.wmf" xlink:type="simple" xlink:show="embed" xlink:actuate="onLoad"><text:p text:style-name="P76">✔</text:p></draw:image></draw:frame><text:span text:style-name="T24"> W</text:span><text:span text:style-name="T25">/</text:span><text:span text:style-name="T25"><draw:frame text:anchor-type="as-char" draw:z-index="36" draw:style-name="gr4" draw:text-style-name="P75" svg:width="0.398cm" svg:height="0.398cm"><draw:image xlink:href="Pictures/20000012000001A7000001A74B8D5F63A8301CC8.wmf" xlink:type="simple" xlink:show="embed" xlink:actuate="onLoad"><text:p/></draw:image></draw:frame></text:span><text:span text:style-name="T24"> </text:span><text:span text:style-name="T25">E</text:span></text:p>
                </table:table-cell>
                <table:table-cell table:style-name="Taula1.A1" table:number-columns-spanned="5" office:value-type="string">
                  <text:p text:style-name="P11"/>
                </table:table-cell>
                <table:covered-table-cell/>
                <table:covered-table-cell/>
                <table:covered-table-cell/>
                <table:covered-table-cell/>
                <table:table-cell table:style-name="Taula1.B1" office:value-type="string">
                  <text:p text:style-name="P10"/>
                </table:table-cell>
                <table:table-cell table:style-name="Taula1.A1" office:value-type="string">
                  <text:p text:style-name="P11"/>
                </table:table-cell>
                <table:table-cell table:style-name="Taula1.B1" office:value-type="string">
                  <text:p text:style-name="P30"/>
                </table:table-cell>
                <table:table-cell table:style-name="Taula1.N1" office:value-type="string">
                  <text:p text:style-name="P31"/>
                </table:table-cell>
              </table:table-row>
              <table:table-row table:style-name="Taula1.1">
                <table:table-cell table:style-name="Taula1.A1" office:value-type="string">
                  <text:p text:style-name="P12">Latitud</text:p>
                </table:table-cell>
                <table:table-cell table:style-name="Taula1.B2" office:value-type="string">
                  <text:p text:style-name="P14"/>
                </table:table-cell>
                <table:table-cell table:style-name="Taula1.A1" office:value-type="string">
                  <text:p text:style-name="P12">Longitud</text:p>
                </table:table-cell>
                <table:table-cell table:style-name="Taula1.B2" office:value-type="string">
                  <text:p text:style-name="P14"/>
                </table:table-cell>
                <table:table-cell table:style-name="Taula1.A1" office:value-type="string">
                  <text:p text:style-name="P8"><draw:frame text:anchor-type="as-char" draw:z-index="37" draw:style-name="gr4" draw:text-style-name="P75" svg:width="0.398cm" svg:height="0.398cm"><draw:image xlink:href="Pictures/20000012000001A7000001A74B8D5F63A8301CC8.wmf" xlink:type="simple" xlink:show="embed" xlink:actuate="onLoad"><text:p/></draw:image></draw:frame><text:span text:style-name="T24"> W</text:span><text:span text:style-name="T25">/</text:span><text:span text:style-name="T25"><draw:frame text:anchor-type="as-char" draw:z-index="38" draw:style-name="gr4" draw:text-style-name="P77" svg:width="0.398cm" svg:height="0.398cm"><draw:image xlink:href="Pictures/20000012000001A7000001A74B8D5F63A8301CC8.wmf" xlink:type="simple" xlink:show="embed" xlink:actuate="onLoad"><text:p/></draw:image></draw:frame></text:span><text:span text:style-name="T24"> </text:span><text:span text:style-name="T25">E</text:span></text:p>
                </table:table-cell>
                <table:table-cell table:style-name="Taula1.A1" table:number-columns-spanned="5" office:value-type="string">
                  <text:p text:style-name="P11"/>
                </table:table-cell>
                <table:covered-table-cell/>
                <table:covered-table-cell/>
                <table:covered-table-cell/>
                <table:covered-table-cell/>
                <table:table-cell table:style-name="Taula1.B2" office:value-type="string">
                  <text:p text:style-name="P10"/>
                </table:table-cell>
                <table:table-cell table:style-name="Taula1.A1" office:value-type="string">
                  <text:p text:style-name="P11"/>
                </table:table-cell>
                <table:table-cell table:style-name="Taula1.B2" office:value-type="string">
                  <text:p text:style-name="P30"/>
                </table:table-cell>
                <table:table-cell table:style-name="Taula1.N1" office:value-type="string">
                  <text:p text:style-name="P31"/>
                </table:table-cell>
              </table:table-row>
              <table:table-row table:style-name="Taula1.1">
                <table:table-cell table:style-name="Taula1.A1" office:value-type="string">
                  <text:p text:style-name="P12">Latitud</text:p>
                </table:table-cell>
                <table:table-cell table:style-name="Taula1.B2" office:value-type="string">
                  <text:p text:style-name="P9"/>
                </table:table-cell>
                <table:table-cell table:style-name="Taula1.A1" office:value-type="string">
                  <text:p text:style-name="P12">Longitud</text:p>
                </table:table-cell>
                <table:table-cell table:style-name="Taula1.B2" office:value-type="string">
                  <text:p text:style-name="P9"/>
                </table:table-cell>
                <table:table-cell table:style-name="Taula1.A1" office:value-type="string">
                  <text:p text:style-name="P8"><draw:frame text:anchor-type="as-char" draw:z-index="39" draw:style-name="gr4" draw:text-style-name="P75" svg:width="0.398cm" svg:height="0.398cm"><draw:image xlink:href="Pictures/20000012000001A7000001A74B8D5F63A8301CC8.wmf" xlink:type="simple" xlink:show="embed" xlink:actuate="onLoad"><text:p/></draw:image></draw:frame><text:span text:style-name="T24"> W</text:span><text:span text:style-name="T25">/</text:span><text:span text:style-name="T25"><draw:frame text:anchor-type="as-char" draw:z-index="40" draw:style-name="gr4" draw:text-style-name="P75" svg:width="0.398cm" svg:height="0.398cm"><draw:image xlink:href="Pictures/20000012000001A7000001A74B8D5F63A8301CC8.wmf" xlink:type="simple" xlink:show="embed" xlink:actuate="onLoad"><text:p/></draw:image></draw:frame></text:span><text:span text:style-name="T24"> </text:span><text:span text:style-name="T25">E</text:span></text:p>
                </table:table-cell>
                <table:table-cell table:style-name="Taula1.A1" table:number-columns-spanned="5" office:value-type="string">
                  <text:p text:style-name="P11"/>
                </table:table-cell>
                <table:covered-table-cell/>
                <table:covered-table-cell/>
                <table:covered-table-cell/>
                <table:covered-table-cell/>
                <table:table-cell table:style-name="Taula1.B2" office:value-type="string">
                  <text:p text:style-name="P10"/>
                </table:table-cell>
                <table:table-cell table:style-name="Taula1.A1" office:value-type="string">
                  <text:p text:style-name="P11"/>
                </table:table-cell>
                <table:table-cell table:style-name="Taula1.B2" office:value-type="string">
                  <text:p text:style-name="P30"/>
                </table:table-cell>
                <table:table-cell table:style-name="Taula1.N1" office:value-type="string">
                  <text:p text:style-name="P31"/>
                </table:table-cell>
              </table:table-row>
              <table:table-row table:style-name="Taula1.1">
                <table:table-cell table:style-name="Taula1.A1" office:value-type="string">
                  <text:p text:style-name="P12">Latitud</text:p>
                </table:table-cell>
                <table:table-cell table:style-name="Taula1.B2" office:value-type="string">
                  <text:p text:style-name="P9"/>
                </table:table-cell>
                <table:table-cell table:style-name="Taula1.A1" office:value-type="string">
                  <text:p text:style-name="P12">Longitud</text:p>
                </table:table-cell>
                <table:table-cell table:style-name="Taula1.B2" office:value-type="string">
                  <text:p text:style-name="P9"/>
                </table:table-cell>
                <table:table-cell table:style-name="Taula1.A1" office:value-type="string">
                  <text:p text:style-name="P8"><draw:frame text:anchor-type="as-char" draw:z-index="41" draw:style-name="gr4" draw:text-style-name="P75" svg:width="0.398cm" svg:height="0.398cm"><draw:image xlink:href="Pictures/20000012000001A7000001A74B8D5F63A8301CC8.wmf" xlink:type="simple" xlink:show="embed" xlink:actuate="onLoad"><text:p/></draw:image></draw:frame><text:span text:style-name="T24"> W</text:span><text:span text:style-name="T25">/</text:span><text:span text:style-name="T25"><draw:frame text:anchor-type="as-char" draw:z-index="42" draw:style-name="gr4" draw:text-style-name="P75" svg:width="0.398cm" svg:height="0.398cm"><draw:image xlink:href="Pictures/20000012000001A7000001A74B8D5F63A8301CC8.wmf" xlink:type="simple" xlink:show="embed" xlink:actuate="onLoad"><text:p/></draw:image></draw:frame></text:span><text:span text:style-name="T24"> </text:span><text:span text:style-name="T25">E</text:span></text:p>
                </table:table-cell>
                <table:table-cell table:style-name="Taula1.A1" table:number-columns-spanned="5" office:value-type="string">
                  <text:p text:style-name="P11"/>
                </table:table-cell>
                <table:covered-table-cell/>
                <table:covered-table-cell/>
                <table:covered-table-cell/>
                <table:covered-table-cell/>
                <table:table-cell table:style-name="Taula1.B2" office:value-type="string">
                  <text:p text:style-name="P10"/>
                </table:table-cell>
                <table:table-cell table:style-name="Taula1.A1" office:value-type="string">
                  <text:p text:style-name="P11"/>
                </table:table-cell>
                <table:table-cell table:style-name="Taula1.B2" office:value-type="string">
                  <text:p text:style-name="P30"/>
                </table:table-cell>
                <table:table-cell table:style-name="Taula1.N1" office:value-type="string">
                  <text:p text:style-name="P31"/>
                </table:table-cell>
              </table:table-row>
              <table:table-row table:style-name="Taula1.1">
                <table:table-cell table:style-name="Taula1.A1" office:value-type="string">
                  <text:p text:style-name="P12">Latitud</text:p>
                </table:table-cell>
                <table:table-cell table:style-name="Taula1.B2" office:value-type="string">
                  <text:p text:style-name="P9"/>
                </table:table-cell>
                <table:table-cell table:style-name="Taula1.A1" office:value-type="string">
                  <text:p text:style-name="P12">Longitud</text:p>
                </table:table-cell>
                <table:table-cell table:style-name="Taula1.D5" office:value-type="string">
                  <text:p text:style-name="P9"/>
                </table:table-cell>
                <table:table-cell table:style-name="Taula1.A1" office:value-type="string">
                  <text:p text:style-name="P8"><draw:frame text:anchor-type="as-char" draw:z-index="43" draw:style-name="gr4" draw:text-style-name="P75" svg:width="0.398cm" svg:height="0.398cm"><draw:image xlink:href="Pictures/20000012000001A7000001A74B8D5F63A8301CC8.wmf" xlink:type="simple" xlink:show="embed" xlink:actuate="onLoad"><text:p/></draw:image></draw:frame><text:span text:style-name="T24"> W</text:span><text:span text:style-name="T25">/</text:span><text:span text:style-name="T25"><draw:frame text:anchor-type="as-char" draw:z-index="44" draw:style-name="gr4" draw:text-style-name="P75" svg:width="0.398cm" svg:height="0.398cm"><draw:image xlink:href="Pictures/20000012000001A7000001A74B8D5F63A8301CC8.wmf" xlink:type="simple" xlink:show="embed" xlink:actuate="onLoad"><text:p/></draw:image></draw:frame></text:span><text:span text:style-name="T24"> </text:span><text:span text:style-name="T25">E</text:span></text:p>
                </table:table-cell>
                <table:table-cell table:style-name="Taula1.A1" table:number-columns-spanned="5" office:value-type="string">
                  <text:p text:style-name="P11"/>
                </table:table-cell>
                <table:covered-table-cell/>
                <table:covered-table-cell/>
                <table:covered-table-cell/>
                <table:covered-table-cell/>
                <table:table-cell table:style-name="Taula1.B2" office:value-type="string">
                  <text:p text:style-name="P10"/>
                </table:table-cell>
                <table:table-cell table:style-name="Taula1.A1" office:value-type="string">
                  <text:p text:style-name="P11"/>
                </table:table-cell>
                <table:table-cell table:style-name="Taula1.B2" office:value-type="string">
                  <text:p text:style-name="P30"/>
                </table:table-cell>
                <table:table-cell table:style-name="Taula1.N1" office:value-type="string">
                  <text:p text:style-name="P31"/>
                </table:table-cell>
              </table:table-row>
              <table:table-row table:style-name="Taula1.1">
                <table:table-cell table:style-name="Taula1.A1" office:value-type="string">
                  <text:p text:style-name="P12">Radio</text:p>
                </table:table-cell>
                <table:table-cell table:style-name="Taula1.B2" office:value-type="string">
                  <text:p text:style-name="P15">73.26</text:p>
                </table:table-cell>
                <table:table-cell table:style-name="Taula1.D5" table:number-columns-spanned="3" office:value-type="string">
                  <text:p text:style-name="P8"><draw:frame text:anchor-type="as-char" draw:z-index="45" draw:style-name="gr4" draw:text-style-name="P75" svg:width="0.398cm" svg:height="0.398cm"><draw:image xlink:href="Pictures/20000012000001A7000001A74B8D5F63A8301CC8.wmf" xlink:type="simple" xlink:show="embed" xlink:actuate="onLoad"><text:p/></draw:image></draw:frame><text:span text:style-name="T24"> Nm </text:span><text:span text:style-name="T25">/ </text:span><text:span text:style-name="T25"><draw:frame text:anchor-type="as-char" draw:z-index="46" draw:style-name="gr5" draw:text-style-name="P75" svg:width="0.398cm" svg:height="0.398cm"><draw:image xlink:href="Pictures/20000012000001A7000001A74B8D5F63A8301CC8.wmf" xlink:type="simple" xlink:show="embed" xlink:actuate="onLoad"><text:p text:style-name="P76">✔</text:p></draw:image></draw:frame></text:span><text:span text:style-name="T24"> </text:span><text:span text:style-name="T25">Km / </text:span><text:span text:style-name="T25"><draw:frame text:anchor-type="as-char" draw:z-index="47" draw:style-name="gr4" draw:text-style-name="P75" svg:width="0.398cm" svg:height="0.398cm"><draw:image xlink:href="Pictures/20000012000001A7000001A74B8D5F63A8301CC8.wmf" xlink:type="simple" xlink:show="embed" xlink:actuate="onLoad"><text:p/></draw:image></draw:frame></text:span><text:span text:style-name="T24"> </text:span><text:span text:style-name="T25">m</text:span></text:p>
                </table:table-cell>
                <table:covered-table-cell/>
                <table:covered-table-cell/>
                <table:table-cell table:style-name="Taula1.A1" office:value-type="string">
                  <text:p text:style-name="P11"/>
                </table:table-cell>
                <table:table-cell table:style-name="Taula1.A1" office:value-type="string">
                  <text:p text:style-name="P11"/>
                </table:table-cell>
                <table:table-cell table:style-name="Taula1.D5" office:value-type="string">
                  <text:p text:style-name="P11"/>
                </table:table-cell>
                <table:table-cell table:style-name="Taula1.A1" office:value-type="string">
                  <text:p text:style-name="P11"/>
                </table:table-cell>
                <table:table-cell table:style-name="Taula1.D5" office:value-type="string">
                  <text:p text:style-name="P31"/>
                </table:table-cell>
                <table:table-cell table:style-name="Taula1.A1" table:number-columns-spanned="4" office:value-type="string">
                  <text:p text:style-name="P31"/>
                </table:table-cell>
                <table:covered-table-cell/>
                <table:covered-table-cell/>
                <table:covered-table-cell/>
              </table:table-row>
            </table:table>
            <text:p text:style-name="P47"><text:span text:style-name="T15">B.</text:span><text:span text:style-name="T17"> </text:span><text:span text:style-name="T15">Altura </text:span><text:span text:style-name="T14">sobre el Terreno (AGL) o Altitud sobre el Nivel del Mar (AMSL).</text:span></text:p>
            <table:table table:name="Taula2" table:style-name="Taula2">
              <table:table-column table:style-name="Taula2.A"/>
              <table:table-column table:style-name="Taula2.B"/>
              <table:table-column table:style-name="Taula2.C"/>
              <table:table-row table:style-name="Taula2.1">
                <table:table-cell table:style-name="Taula2.A1" office:value-type="string">
                  <text:p text:style-name="P28"><text:s text:c="2"/>Indicar unidad y tipo:</text:p>
                </table:table-cell>
                <table:table-cell table:style-name="Taula2.B1" office:value-type="string">
                  <text:p text:style-name="P29">30312</text:p>
                </table:table-cell>
                <table:table-cell table:style-name="Taula2.A1" office:value-type="string">
                  <text:p text:style-name="P8"><draw:frame text:anchor-type="as-char" draw:z-index="48" draw:style-name="gr4" draw:text-style-name="P75" svg:width="0.398cm" svg:height="0.398cm"><draw:image xlink:href="Pictures/20000012000001A7000001A74B8D5F63A8301CC8.wmf" xlink:type="simple" xlink:show="embed" xlink:actuate="onLoad"><text:p/></draw:image></draw:frame><text:span text:style-name="T19"> ft </text:span><text:span text:style-name="T19"><draw:frame text:anchor-type="as-char" draw:z-index="49" draw:style-name="gr5" draw:text-style-name="P77" svg:width="0.398cm" svg:height="0.398cm"><draw:image xlink:href="Pictures/20000012000001A7000001A74B8D5F63A8301CC8.wmf" xlink:type="simple" xlink:show="embed" xlink:actuate="onLoad"><text:p><text:span text:style-name="T38">✔</text:span></text:p></draw:image></draw:frame></text:span><text:span text:style-name="T19"> m / </text:span><text:span text:style-name="T19"><draw:frame text:anchor-type="as-char" draw:z-index="50" draw:style-name="gr4" draw:text-style-name="P75" svg:width="0.398cm" svg:height="0.398cm"><draw:image xlink:href="Pictures/20000012000001A7000001A74B8D5F63A8301CC8.wmf" xlink:type="simple" xlink:show="embed" xlink:actuate="onLoad"><text:p/></draw:image></draw:frame></text:span><text:span text:style-name="T19"> AGL </text:span><text:span text:style-name="T19"><draw:frame text:anchor-type="as-char" draw:z-index="51" draw:style-name="gr4" draw:text-style-name="P75" svg:width="0.398cm" svg:height="0.398cm"><draw:image xlink:href="Pictures/20000012000001A7000001A74B8D5F63A8301CC8.wmf" xlink:type="simple" xlink:show="embed" xlink:actuate="onLoad"><text:p/></draw:image></draw:frame></text:span><text:span text:style-name="T19"> AMSL</text:span></text:p>
                </table:table-cell>
              </table:table-row>
            </table:table>
            <text:p text:style-name="P48"><draw:custom-shape text:anchor-type="char" draw:z-index="3" draw:name="AutoShape 114" draw:style-name="gr1" draw:text-style-name="P74" svg:width="13.281cm" svg:height="0.003cm" svg:x="21.5cm" svg:y="0.871cm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text:span text:style-name="T14">C</text:span><text:span text:style-name="T15">.</text:span><text:span text:style-name="T17"> </text:span><text:span text:style-name="T14">Otros Datos:</text:span></text:p>
          </table:table-cell>
          <table:covered-table-cell/>
          <table:covered-table-cell/>
          <table:covered-table-cell/>
        </table:table-row>
        <table:table-row table:style-name="Taula5.9">
          <table:table-cell table:style-name="Taula5.A10" table:number-columns-spanned="4" office:value-type="string">
            <text:p text:style-name="P62">6. Características de la Actividad (información adicional para las siguientes actividades).</text:p>
            <text:p text:style-name="P49"><draw:frame text:anchor-type="as-char" draw:z-index="52" draw:style-name="gr5" draw:text-style-name="P75" svg:width="0.398cm" svg:height="0.398cm"><draw:image xlink:href="Pictures/20000012000001A7000001A74B8D5F63A8301CC8.wmf" xlink:type="simple" xlink:show="embed" xlink:actuate="onLoad"><text:p text:style-name="P76">✔</text:p></draw:image></draw:frame><text:span text:style-name="T17"> </text:span><text:span text:style-name="T15">A.</text:span><text:span text:style-name="T17"> </text:span><text:span text:style-name="T15">Sondeos Meteorológicos.</text:span></text:p>
            <text:p text:style-name="P32"><text:span text:style-name="T4"><text:s text:c="10"/>Tipo de sondeo: </text:span><text:span text:style-name="T4"><draw:frame text:anchor-type="as-char" draw:z-index="53" draw:style-name="gr5" draw:text-style-name="P75" svg:width="0.398cm" svg:height="0.398cm"><draw:image xlink:href="Pictures/20000012000001A7000001A74B8D5F63A8301CC8.wmf" xlink:type="simple" xlink:show="embed" xlink:actuate="onLoad"><text:p text:style-name="P76">✔</text:p></draw:image></draw:frame></text:span><text:span text:style-name="T18"> Ligero / </text:span><text:span text:style-name="T18"><draw:frame text:anchor-type="as-char" draw:z-index="54" draw:style-name="gr4" draw:text-style-name="P75" svg:width="0.398cm" svg:height="0.398cm"><draw:image xlink:href="Pictures/20000012000001A7000001A74B8D5F63A8301CC8.wmf" xlink:type="simple" xlink:show="embed" xlink:actuate="onLoad"><text:p/></draw:image></draw:frame></text:span><text:span text:style-name="T17"> Medio / </text:span><text:span text:style-name="T17"><draw:frame text:anchor-type="as-char" draw:z-index="55" draw:style-name="gr4" draw:text-style-name="P75" svg:width="0.398cm" svg:height="0.398cm"><draw:image xlink:href="Pictures/20000012000001A7000001A74B8D5F63A8301CC8.wmf" xlink:type="simple" xlink:show="embed" xlink:actuate="onLoad"><text:p/></draw:image></draw:frame></text:span><text:span text:style-name="T17"> Pesado</text:span><text:span text:style-name="T3">.</text:span></text:p>
            <table:table table:name="Taula3" table:style-name="Taula3">
              <table:table-column table:style-name="Taula3.A"/>
              <table:table-column table:style-name="Taula3.B"/>
              <table:table-column table:style-name="Taula3.C"/>
              <table:table-column table:style-name="Taula3.D"/>
              <table:table-column table:style-name="Taula3.E"/>
              <table:table-column table:style-name="Taula3.F"/>
              <table:table-column table:style-name="Taula3.G"/>
              <table:table-row table:style-name="Taula3.1">
                <table:table-cell table:style-name="Taula3.A1" office:value-type="string">
                  <text:p text:style-name="P6"><text:span text:style-name="T3">Diámetro máximo del globo</text:span><text:span text:style-name="T17">:</text:span></text:p>
                </table:table-cell>
                <table:table-cell table:style-name="Taula3.B1" office:value-type="string">
                  <text:p text:style-name="P17">6.4</text:p>
                </table:table-cell>
                <table:table-cell table:style-name="Taula3.A1" office:value-type="string">
                  <text:p text:style-name="P16">m</text:p>
                </table:table-cell>
                <table:table-cell table:style-name="Taula3.D1" office:value-type="string">
                  <text:p text:style-name="P16"/>
                </table:table-cell>
                <table:table-cell table:style-name="Taula3.E1" office:value-type="string">
                  <text:p text:style-name="P25">Peso de la sonda / globo:</text:p>
                </table:table-cell>
                <table:table-cell table:style-name="Taula3.B1" office:value-type="string">
                  <text:p text:style-name="P20"><text:span text:style-name="T34">2.1</text:span>/<text:span text:style-name="T37">1</text:span></text:p>
                </table:table-cell>
                <table:table-cell table:style-name="Taula3.A1" office:value-type="string">
                  <text:p text:style-name="P20">Kg</text:p>
                </table:table-cell>
              </table:table-row>
              <table:table-row table:style-name="Taula3.1">
                <table:table-cell table:style-name="Taula3.A1" office:value-type="string">
                  <text:p text:style-name="P25">Color del globo:</text:p>
                </table:table-cell>
                <table:table-cell table:style-name="Taula3.B2" office:value-type="string">
                  <text:p text:style-name="P21">blanco</text:p>
                </table:table-cell>
                <table:table-cell table:style-name="Taula3.A1" office:value-type="string">
                  <text:p text:style-name="P19"/>
                </table:table-cell>
                <table:table-cell table:style-name="Taula3.D1" office:value-type="string">
                  <text:p text:style-name="P19"/>
                </table:table-cell>
                <table:table-cell table:style-name="Taula3.E1" office:value-type="string">
                  <text:p text:style-name="P25">Número de globos:</text:p>
                </table:table-cell>
                <table:table-cell table:style-name="Taula3.B2" office:value-type="string">
                  <text:p text:style-name="P22">1</text:p>
                </table:table-cell>
                <table:table-cell table:style-name="Taula3.A1" office:value-type="string">
                  <text:p text:style-name="P20"/>
                </table:table-cell>
              </table:table-row>
              <table:table-row table:style-name="Taula3.1">
                <table:table-cell table:style-name="Taula3.A1" office:value-type="string">
                  <text:p text:style-name="P25">Régimen de ascenso:</text:p>
                </table:table-cell>
                <table:table-cell table:style-name="Taula3.B2" office:value-type="string">
                  <text:p text:style-name="P23">4.<text:span text:style-name="T36">5</text:span></text:p>
                </table:table-cell>
                <table:table-cell table:style-name="Taula3.A1" office:value-type="string">
                  <text:p text:style-name="P19">m/sg</text:p>
                </table:table-cell>
                <table:table-cell table:style-name="Taula3.D1" office:value-type="string">
                  <text:p text:style-name="P19"/>
                </table:table-cell>
                <table:table-cell table:style-name="Taula3.E1" office:value-type="string">
                  <text:p text:style-name="P25">Régimen de descenso:</text:p>
                </table:table-cell>
                <table:table-cell table:style-name="Taula3.B2" office:value-type="string">
                  <text:p text:style-name="P24">6</text:p>
                </table:table-cell>
                <table:table-cell table:style-name="Taula3.A1" office:value-type="string">
                  <text:p text:style-name="P20">m/sg</text:p>
                </table:table-cell>
              </table:table-row>
            </table:table>
            <text:p text:style-name="P50"><draw:frame text:anchor-type="as-char" draw:z-index="56" draw:style-name="gr4" draw:text-style-name="P75" svg:width="0.398cm" svg:height="0.398cm"><draw:image xlink:href="Pictures/20000012000001A7000001A74B8D5F63A8301CC8.wmf" xlink:type="simple" xlink:show="embed" xlink:actuate="onLoad"><text:p/></draw:image></draw:frame><text:span text:style-name="T17"> </text:span><text:span text:style-name="T15">B.</text:span><text:span text:style-name="T17"> </text:span><text:span text:style-name="T15">Suelta de Farolillos / Suelta de Globos.</text:span></text:p>
            <table:table table:name="Taula4" table:style-name="Taula4">
              <table:table-column table:style-name="Taula4.A"/>
              <table:table-column table:style-name="Taula4.B"/>
              <table:table-column table:style-name="Taula4.C"/>
              <table:table-column table:style-name="Taula4.B"/>
              <table:table-column table:style-name="Taula4.E"/>
              <table:table-column table:style-name="Taula4.B"/>
              <table:table-row table:style-name="Taula4.1">
                <table:table-cell table:style-name="Taula4.A1" office:value-type="string">
                  <text:p text:style-name="P67">Número de globos:</text:p>
                </table:table-cell>
                <table:table-cell table:style-name="Taula4.B1" office:value-type="string">
                  <text:p text:style-name="P18"/>
                </table:table-cell>
                <table:table-cell table:style-name="Taula4.A1" office:value-type="string">
                  <text:p text:style-name="P18">Diámetro:</text:p>
                </table:table-cell>
                <table:table-cell table:style-name="Taula4.D1" office:value-type="string">
                  <text:p text:style-name="P18"/>
                </table:table-cell>
                <table:table-cell table:style-name="Taula4.A1" office:value-type="string">
                  <text:p text:style-name="P18">Color:</text:p>
                </table:table-cell>
                <table:table-cell table:style-name="Taula4.F1" office:value-type="string">
                  <text:p text:style-name="P18"/>
                </table:table-cell>
              </table:table-row>
            </table:table>
            <text:p text:style-name="P50"><draw:frame text:anchor-type="as-char" draw:z-index="57" draw:style-name="gr4" draw:text-style-name="P75" svg:width="0.398cm" svg:height="0.318cm"><draw:image xlink:href="Pictures/20000012000001A70000015860F300ADA143625A.wmf" xlink:type="simple" xlink:show="embed" xlink:actuate="onLoad"><text:p/></draw:image></draw:frame><text:span text:style-name="T17"> </text:span><text:span text:style-name="T15">C</text:span><text:span text:style-name="T16">. Láser / Foco.</text:span></text:p>
            <text:p text:style-name="P68"><draw:custom-shape text:anchor-type="char" draw:z-index="4" draw:name="AutoShape 134" draw:style-name="gr1" draw:text-style-name="P74" svg:width="7.697cm" svg:height="0.003cm" svg:x="8.673cm" svg:y="0.402cm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Barrido horizontal del haz (Entre 0º y 360º): </text:p>
            <text:p text:style-name="P68"><draw:custom-shape text:anchor-type="char" draw:z-index="5" draw:name="AutoShape 135" draw:style-name="gr1" draw:text-style-name="P74" svg:width="6.347cm" svg:height="0.003cm" svg:x="10.022cm" svg:y="0.388cm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Barrido vertical del haz (Entre la horizontal 0º y 90º): </text:p>
            <text:p text:style-name="P51"><draw:custom-shape text:anchor-type="char" draw:z-index="6" draw:name="AutoShape 136" draw:style-name="gr1" draw:text-style-name="P74" svg:width="12.618cm" svg:height="0.003cm" svg:x="3.752cm" svg:y="0.399cm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draw:frame text:anchor-type="as-char" draw:z-index="58" draw:style-name="gr4" draw:text-style-name="P75" svg:width="0.398cm" svg:height="0.318cm"><draw:image xlink:href="Pictures/20000012000001A70000015860F300ADA143625A.wmf" xlink:type="simple" xlink:show="embed" xlink:actuate="onLoad"><text:p/></draw:image></draw:frame><text:span text:style-name="T17"> </text:span><text:span text:style-name="T15">D.</text:span><text:span text:style-name="T17"> </text:span><text:span text:style-name="T14">Otros Datos:</text:span></text:p>
          </table:table-cell>
          <table:covered-table-cell/>
          <table:covered-table-cell/>
          <table:covered-table-cell/>
        </table:table-row>
        <table:table-row table:style-name="Taula5.11">
          <table:table-cell table:style-name="Taula5.A11" table:number-columns-spanned="4" office:value-type="string">
            <text:p text:style-name="P53">7. Declaración de Conformidad.</text:p>
            <text:p text:style-name="P52">Declaro que:</text:p>
            <text:list xml:id="list4356787364783918785" text:style-name="WWNum5">
              <text:list-item>
                <text:p text:style-name="P72">La información contenida en este formulario, así como la documentación adjunta, es real, verdadera y correcta. </text:p>
              </text:list-item>
              <text:list-item>
                <text:p text:style-name="P73"><text:span text:style-name="T1">Cuento con la habilitación necesaria</text:span><text:span text:style-name="T2"> </text:span><text:span text:style-name="T1">para poder acometer la actividad solicitada.</text:span></text:p>
              </text:list-item>
              <text:list-item>
                <text:p text:style-name="P72">El personal y/o medios materiales empleados para realizar la actividad cumple con la normativa vigente así como con los requisitos establecidos por la DGAC (Dirección General de Aviación Civil) / AESA (Agencia Estatal de Seguridad Aérea).</text:p>
              </text:list-item>
            </text:list>
            <text:p text:style-name="P52"/>
            <text:p text:style-name="P69">Firma</text:p>
            <text:p text:style-name="P54"/>
          </table:table-cell>
          <table:covered-table-cell/>
          <table:covered-table-cell/>
          <table:covered-table-cell/>
        </table:table-row>
        <table:table-row table:style-name="Taula5.12">
          <table:table-cell table:style-name="Taula5.A12" table:number-columns-spanned="4" office:value-type="string">
            <text:p text:style-name="P56">Remitir a:</text:p>
            <text:p text:style-name="P56">ENAIRE</text:p>
            <text:p text:style-name="P56">Dirección de Operaciones / GCAT</text:p>
            <text:h text:style-name="P60" text:outline-level="1">Dpto. Coordinación Operativa del Espacio Aéreo (COP)</text:h>
            <text:p text:style-name="P57">Avda. de Aragón 402</text:p>
            <text:p text:style-name="P57">Edificio Lamela, 4ª Planta</text:p>
            <text:h text:style-name="P59" text:outline-level="3">28022 Madrid</text:h>
            <text:h text:style-name="P58" text:outline-level="3"><text:span text:style-name="T23">Teléfono:</text:span><text:span text:style-name="T21"> 913 213 378 </text:span></text:h>
            <text:p text:style-name="P55"><text:span text:style-name="T20">Correo Electrónico:</text:span><text:span text:style-name="T22"> </text:span><text:a xlink:type="simple" xlink:href="mailto:cop@enaire.es" text:style-name="Internet_20_link" text:visited-style-name="Visited_20_Internet_20_Link"><text:span text:style-name="T27">cop@enaire.es</text:span></text:a><text:bookmark text:name="_Toc454072095"/><text:bookmark text:name="_Toc454071831"/><text:bookmark text:name="_Toc448061002"/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ENAIRE Titillium Bold" svg:font-family="'ENAIRE Titillium Bold'" style:font-family-generic="roman" style:font-pitch="variable"/>
    <style:font-face style:name="ENAIRE Titillium Light" svg:font-family="'ENAIRE Titillium Light'" style:font-family-generic="roman" style:font-pitch="variable"/>
    <style:font-face style:name="ENAIRE Titillium Semibold" svg:font-family="'ENAIRE Titillium Semibold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stroke-dash draw:name="Dashed_20__28_var_29__20_4" draw:display-name="Dashed (var) 4" draw:style="round" draw:dots2="1" draw:dots2-length="35%" draw:distance="3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name="Arial" fo:font-family="Arial" style:font-family-generic="roman" style:font-pitch="variable" fo:font-size="9pt" fo:font-style="italic" style:font-size-asian="9pt" style:font-style-asian="italic" style:font-name-complex="Arial2" style:font-family-complex="Arial" style:font-family-generic-complex="system" style:font-pitch-complex="variable" style:font-size-complex="9pt" style:font-style-complex="italic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justify" style:justify-single-word="false" fo:keep-with-next="always"/>
      <style:text-properties style:font-name="Arial" fo:font-family="Arial" style:font-family-generic="roman" style:font-pitch="variable" fo:font-size="11pt" fo:language="en" fo:country="US" fo:font-weight="bold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style:font-name="Arial" fo:font-family="Arial" style:font-family-generic="roman" style:font-pitch="variable" fo:font-size="11pt" fo:font-weight="bold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249cm" fo:margin-right="0cm" fo:text-indent="1.249cm" style:auto-text-indent="false" fo:keep-with-next="always"/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.635cm" fo:margin-right="0cm" fo:text-indent="0cm" style:auto-text-indent="false" fo:keep-with-next="always"/>
      <style:text-properties style:font-name="Arial" fo:font-family="Arial" style:font-family-generic="roman" style:font-pitch="variable" fo:font-size="10pt" fo:language="en" fo:country="US" fo:font-weight="bold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language="en" fo:country="US" style:text-underline-style="solid" style:text-underline-width="auto" style:text-underline-color="font-color"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fo:language="en" fo:country="US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fo:language="en" fo:country="US" style:font-size-asian="10pt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1.249cm" fo:margin-right="0cm" fo:text-indent="0cm" style:auto-text-indent="false"/>
      <style:text-properties style:font-name="Arial" fo:font-family="Arial" style:font-family-generic="roman" style:font-pitch="variable" fo:font-size="8pt" fo:language="en" fo:country="US" style:font-size-asian="8pt" style:font-name-complex="Arial2" style:font-family-complex="Arial" style:font-family-generic-complex="system" style:font-pitch-complex="variable" style:font-size-complex="8pt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style:font-name="Arial" fo:font-family="Arial" style:font-family-generic="roman" style:font-pitch="variable" fo:font-size="10pt" fo:font-weight="bold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Mapa_20_del_20_documento_20_Car" style:display-name="Mapa del document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4_20_Car" style:display-name="Título 4 Car" style:family="text" style:parent-style-name="Default_20_Paragraph_20_Font">
      <style:text-properties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ListLabel_20_1" style:display-name="ListLabel 1" style:family="text">
      <style:text-properties fo:font-size="12pt" fo:font-style="normal" style:text-underline-style="none" fo:font-weight="normal" style:font-size-asian="12pt" style:font-style-asian="normal" style:font-weight-asian="normal" style:font-name-complex="Arial2" style:font-family-complex="Arial" style:font-family-generic-complex="system" style:font-pitch-complex="variable" style:font-size-complex="12pt" style:font-style-complex="normal" style:font-weight-complex="normal"/>
    </style:style>
    <style:style style:name="ListLabel_20_2" style:display-name="ListLabel 2" style:family="text">
      <style:text-properties fo:font-size="12pt" fo:font-style="normal" style:text-underline-style="none" fo:font-weight="normal" style:font-size-asian="12pt" style:font-style-asian="normal" style:font-weight-asian="normal" style:font-name-complex="Arial2" style:font-family-complex="Arial" style:font-family-generic-complex="system" style:font-pitch-complex="variable" style:font-size-complex="12pt" style:font-style-complex="normal" style:font-weight-complex="normal"/>
    </style:style>
    <style:style style:name="ListLabel_20_3" style:display-name="ListLabel 3" style:family="text">
      <style:text-properties fo:font-size="12pt" fo:font-style="normal" style:text-underline-style="none" fo:font-weight="normal" style:font-size-asian="12pt" style:font-style-asian="normal" style:font-weight-asian="normal" style:font-name-complex="Arial2" style:font-family-complex="Arial" style:font-family-generic-complex="system" style:font-pitch-complex="variable" style:font-size-complex="12pt" style:font-style-complex="normal" style:font-weight-complex="normal"/>
    </style:style>
    <style:style style:name="ListLabel_20_4" style:display-name="ListLabel 4" style:family="text">
      <style:text-properties style:font-name="ENAIRE Titillium Light" fo:font-family="'ENAIRE Titillium Light'" style:font-family-generic="roman" style:font-pitch="variable" fo:font-size="8pt" style:font-size-asian="9pt" style:font-size-complex="9pt"/>
    </style:style>
    <style:style style:name="ListLabel_20_5" style:display-name="ListLabel 5" style:family="text">
      <style:text-properties fo:font-size="12pt" fo:font-style="normal" style:text-underline-style="none" fo:font-weight="normal" style:font-size-asian="12pt" style:font-style-asian="normal" style:font-weight-asian="normal" style:font-name-complex="Courier New" style:font-family-complex="'Courier New'" style:font-family-generic-complex="system" style:font-pitch-complex="variable" style:font-size-complex="12pt" style:font-style-complex="normal" style:font-weight-complex="normal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fo:font-weight="bold" style:font-weight-asian="bold"/>
    </style:style>
    <style:style style:name="ListLabel_20_26" style:display-name="ListLabel 26" style:family="text">
      <style:text-properties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 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" text:bullet-char="">
        <style:list-level-properties text:list-level-position-and-space-mode="label-alignment">
          <style:list-level-label-alignment text:label-followed-by="listtab" fo:text-indent="-0.499cm" fo:margin-left="0.626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 " style:num-format="1" text:start-value="5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. " style:num-format="1" text:start-value="6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" style:num-suffix="" text:bullet-char="">
        <style:list-level-properties text:list-level-position-and-space-mode="label-alignment">
          <style:list-level-label-alignment text:label-followed-by="listtab" fo:text-indent="-0.499cm" fo:margin-left="0.626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" style:num-suffix="" text:bullet-char="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" style:num-suffix="" text:bullet-char="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6" style:num-suffix="" text:bullet-char="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26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7.5cm" style:type="center"/>
          <style:tab-stop style:position="14.252cm" style:type="right"/>
        </style:tab-stops>
      </style:paragraph-properties>
    </style:style>
    <style:style style:name="Mfr1" style:family="graphic" style:parent-style-name="Graphics">
      <style:graphic-properties fo:margin-left="0cm" fo:margin-right="0.004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3cm" fo:margin-bottom="0.751cm" fo:margin-left="2.221cm" fo:margin-right="2.27cm" style:writing-mode="lr-tb" style:layout-grid-color="#c0c0c0" style:layout-grid-lines="45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871cm" fo:margin-left="0cm" fo:margin-right="0cm" fo:margin-bottom="1.77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</style:master-page>
    <style:master-page style:name="First_20_Page" style:display-name="First Page" style:page-layout-name="Mpm1" style:next-style-name="Standard">
      <style:header>
        <text:p text:style-name="MP2"><draw:frame draw:style-name="Mfr1" draw:name="Imagen 51" text:anchor-type="as-char" svg:width="7.775cm" svg:height="1.325cm" draw:z-index="59"><draw:image xlink:href="Pictures/1000000000001AF00000048B329115A0B98AC5AD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ICITUD DE ACTIVIDAD AÉREA CIVIL EN ESPACIO AÉREO CONTROLADO</dc:title>
    <meta:initial-creator>dutande</meta:initial-creator>
    <meta:editing-cycles>14</meta:editing-cycles>
    <meta:print-date>2014-10-27T15:22:00</meta:print-date>
    <meta:creation-date>2016-12-30T07:33:00</meta:creation-date>
    <dc:date>2017-10-28T18:07:49.788000000</dc:date>
    <meta:editing-duration>PT1H11M28S</meta:editing-duration>
    <meta:generator>LibreOffice/5.1.3.2$Windows_x86 LibreOffice_project/644e4637d1d8544fd9f56425bd6cec110e49301b</meta:generator>
    <meta:document-statistic meta:table-count="5" meta:image-count="1" meta:object-count="0" meta:page-count="2" meta:paragraph-count="114" meta:word-count="485" meta:character-count="3123" meta:non-whitespace-character-count="2634"/>
    <meta:user-defined meta:name="AppVersion">12.0000</meta:user-defined>
    <meta:user-defined meta:name="Company">Ministerio de Foment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